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0F0000003E64748D7174916569.png" manifest:media-type="image/png"/>
  <manifest:file-entry manifest:full-path="Pictures/10000201000002A5000000473BF33EDEA8DCD12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1" fo:language="es" fo:country="ES" fo:font-weight="normal" officeooo:rsid="001ef2f6" officeooo:paragraph-rsid="00051f55" style:font-weight-asian="normal" style:font-weight-complex="normal"/>
    </style:style>
    <style:style style:name="P3" style:family="paragraph" style:parent-style-name="Standard">
      <style:text-properties style:font-name="Verdana1" fo:language="es" fo:country="ES" fo:font-weight="normal" officeooo:rsid="001ef2f6" officeooo:paragraph-rsid="00051f55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Verdana1" fo:language="es" fo:country="ES" fo:font-weight="normal" officeooo:rsid="001ef2f6" officeooo:paragraph-rsid="00051f5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Verdana1" fo:language="es" fo:country="ES" fo:font-weight="normal" officeooo:rsid="001ef2f6" officeooo:paragraph-rsid="00051f5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Verdana1" fo:language="es" fo:country="ES" fo:font-weight="normal" officeooo:rsid="001ff108" officeooo:paragraph-rsid="00051f5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Verdana1" fo:language="es" fo:country="ES" fo:font-weight="normal" officeooo:rsid="001ff108" officeooo:paragraph-rsid="0006a44a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Verdana1" fo:language="es" fo:country="ES" fo:font-weight="normal" officeooo:rsid="001ff108" officeooo:paragraph-rsid="00051f55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Verdana1" fo:language="es" fo:country="ES" fo:font-weight="normal" officeooo:rsid="001ff108" officeooo:paragraph-rsid="00051f5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Verdana1" fo:language="es" fo:country="ES" fo:font-weight="normal" officeooo:rsid="002189c3" officeooo:paragraph-rsid="00051f5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Verdana1" fo:language="es" fo:country="ES" fo:font-weight="normal" officeooo:rsid="00051f55" officeooo:paragraph-rsid="00051f55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Verdana1" fo:language="es" fo:country="ES" fo:font-weight="normal" officeooo:rsid="00051f55" officeooo:paragraph-rsid="00051f5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Verdana1" fo:language="es" fo:country="ES" fo:font-weight="normal" officeooo:rsid="00081087" officeooo:paragraph-rsid="00081087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Verdana1" fo:language="es" fo:country="ES" fo:font-weight="normal" officeooo:rsid="0023ff89" officeooo:paragraph-rsid="00051f55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Verdana1" fo:language="es" fo:country="ES" fo:font-weight="normal" officeooo:rsid="0023ff89" officeooo:paragraph-rsid="00051f5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Verdana1" fo:language="es" fo:country="ES" fo:font-weight="bold" officeooo:rsid="0023220d" officeooo:paragraph-rsid="00051f5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Verdana1" fo:font-size="18pt" fo:language="es" fo:country="ES" fo:font-weight="bold" officeooo:rsid="0023220d" officeooo:paragraph-rsid="00051f55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Consolas" fo:language="es" fo:country="ES" officeooo:rsid="0006a44a" officeooo:paragraph-rsid="0006a44a"/>
    </style:style>
    <style:style style:name="P19" style:family="paragraph" style:parent-style-name="Text_20_body">
      <style:paragraph-properties fo:text-align="justify" style:justify-single-word="false"/>
      <style:text-properties style:font-name="Consolas" fo:language="es" fo:country="ES" officeooo:rsid="000c70fe" officeooo:paragraph-rsid="000c70fe"/>
    </style:style>
    <style:style style:name="P20" style:family="paragraph" style:parent-style-name="Text_20_body">
      <style:paragraph-properties fo:text-align="justify" style:justify-single-word="false"/>
      <style:text-properties fo:language="es" fo:country="ES"/>
    </style:style>
    <style:style style:name="P21" style:family="paragraph" style:parent-style-name="Text_20_body">
      <style:text-properties fo:language="es" fo:country="ES" officeooo:rsid="000c70fe" officeooo:paragraph-rsid="000c70fe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Subtitle">
      <style:paragraph-properties fo:text-align="center" style:justify-single-word="false"/>
      <style:text-properties fo:font-weight="bold" officeooo:paragraph-rsid="00051f55" style:font-weight-asian="bold" style:font-weight-complex="bold"/>
    </style:style>
    <style:style style:name="P24" style:family="paragraph" style:parent-style-name="Text_20_body">
      <loext:graphic-properties draw:fill-image-width="0cm" draw:fill-image-height="0cm"/>
      <style:paragraph-properties fo:line-height="150%" style:shadow="none">
        <style:tab-stops/>
      </style:paragraph-properties>
      <style:text-properties style:font-name="Verdana1" fo:language="es" fo:country="ES" officeooo:rsid="0017b3b0" officeooo:paragraph-rsid="0017b3b0"/>
    </style:style>
    <style:style style:name="P25" style:family="paragraph" style:parent-style-name="Text_20_body" style:master-page-name="">
      <loext:graphic-properties draw:fill-image-width="0cm" draw:fill-image-height="0cm"/>
      <style:paragraph-properties fo:line-height="150%" style:page-number="auto" style:shadow="none">
        <style:tab-stops/>
      </style:paragraph-properties>
      <style:text-properties style:font-name="Verdana1" fo:language="es" fo:country="ES" officeooo:rsid="000c70fe" officeooo:paragraph-rsid="000c70fe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 style:list-style-name=""/>
    <style:style style:name="P28" style:family="paragraph" style:parent-style-name="Heading_20_1" style:list-style-name="">
      <style:paragraph-properties fo:line-height="150%" fo:text-align="justify" style:justify-single-word="false"/>
      <style:text-properties fo:language="es" fo:country="ES"/>
    </style:style>
    <style:style style:name="P29" style:family="paragraph" style:parent-style-name="Heading_20_1">
      <style:text-properties fo:language="es" fo:country="ES" officeooo:rsid="000c70fe" officeooo:paragraph-rsid="000c70fe"/>
    </style:style>
    <style:style style:name="P30" style:family="paragraph" style:parent-style-name="Heading_20_1">
      <style:paragraph-properties fo:break-before="page"/>
      <style:text-properties fo:language="es" fo:country="ES"/>
    </style:style>
    <style:style style:name="P31" style:family="paragraph" style:parent-style-name="Heading_20_1">
      <style:paragraph-properties fo:line-height="150%" fo:break-before="page"/>
      <style:text-properties fo:language="es" fo:country="ES"/>
    </style:style>
    <style:style style:name="P32" style:family="paragraph" style:parent-style-name="Heading_20_1">
      <style:paragraph-properties fo:text-align="justify" style:justify-single-word="false" fo:break-before="page"/>
      <style:text-properties fo:language="es" fo:country="ES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Heading_20_2">
      <style:paragraph-properties fo:text-align="justify" style:justify-single-word="false"/>
    </style:style>
    <style:style style:name="P35" style:family="paragraph" style:parent-style-name="Heading_20_2">
      <style:paragraph-properties fo:text-align="justify" style:justify-single-word="false"/>
      <style:text-properties fo:language="es" fo:country="ES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paragraph-properties fo:line-height="150%" fo:text-align="start" style:justify-single-word="false"/>
      <style:text-properties fo:language="es" fo:country="ES" officeooo:paragraph-rsid="000c70fe"/>
    </style:style>
    <style:style style:name="P38" style:family="paragraph" style:parent-style-name="Text_20_body" style:list-style-name="L2">
      <style:paragraph-properties fo:line-height="150%" fo:text-align="justify" style:justify-single-word="false"/>
      <style:text-properties style:font-name="Verdana1" fo:language="es" fo:country="ES" officeooo:rsid="000dc738" officeooo:paragraph-rsid="000dc738"/>
    </style:style>
    <style:style style:name="P39" style:family="paragraph" style:parent-style-name="Text_20_body" style:list-style-name="L2">
      <style:paragraph-properties fo:line-height="150%" fo:text-align="justify" style:justify-single-word="false"/>
      <style:text-properties style:font-name="Verdana1" fo:language="es" fo:country="ES" officeooo:rsid="0017b3b0" officeooo:paragraph-rsid="0017b3b0"/>
    </style:style>
    <style:style style:name="P40" style:family="paragraph" style:parent-style-name="Text_20_body">
      <style:text-properties style:font-name="Consolas" officeooo:rsid="00185e1a"/>
    </style:style>
    <style:style style:name="P41" style:family="paragraph" style:parent-style-name="Text_20_body">
      <style:text-properties style:font-name="Consolas" officeooo:rsid="001ac122" officeooo:paragraph-rsid="001ac122"/>
    </style:style>
    <style:style style:name="P42" style:family="paragraph" style:parent-style-name="Text_20_body">
      <style:paragraph-properties fo:line-height="100%"/>
      <style:text-properties style:font-name="Consolas" officeooo:rsid="001ac122" officeooo:paragraph-rsid="001ac122"/>
    </style:style>
    <style:style style:name="T1" style:family="text">
      <style:text-properties officeooo:rsid="00051f55"/>
    </style:style>
    <style:style style:name="T2" style:family="text">
      <style:text-properties officeooo:rsid="0023220d"/>
    </style:style>
    <style:style style:name="T3" style:family="text">
      <style:text-properties officeooo:rsid="002189c3"/>
    </style:style>
    <style:style style:name="T4" style:family="text">
      <style:text-properties style:text-underline-style="none" fo:font-weight="bold" officeooo:rsid="0006a44a" style:font-weight-asian="bold" style:font-weight-complex="bold"/>
    </style:style>
    <style:style style:name="T5" style:family="text">
      <style:text-properties officeooo:rsid="000b9426"/>
    </style:style>
    <style:style style:name="T6" style:family="text">
      <style:text-properties style:font-name="Consolas" officeooo:rsid="000c70fe"/>
    </style:style>
    <style:style style:name="T7" style:family="text">
      <style:text-properties style:font-name="Consolas" fo:font-weight="bold" officeooo:rsid="000c70fe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1ac86"/>
    </style:style>
    <style:style style:name="T10" style:family="text">
      <style:text-properties officeooo:rsid="001386e1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0b9426" style:font-size-asian="20pt" style:font-size-complex="20pt"/>
    </style:style>
    <style:style style:name="T13" style:family="text">
      <style:text-properties officeooo:rsid="0014d9e8"/>
    </style:style>
    <style:style style:name="T14" style:family="text">
      <style:text-properties officeooo:rsid="001512b3"/>
    </style:style>
    <style:style style:name="T15" style:family="text">
      <style:text-properties fo:font-weight="bold" officeooo:rsid="0006a44a" style:font-weight-asian="bold" style:font-weight-complex="bold"/>
    </style:style>
    <style:style style:name="T16" style:family="text">
      <style:text-properties officeooo:rsid="001898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paragraph" svg:width="17cm" svg:height="1.782cm" draw:z-index="38"><draw:image xlink:href="Pictures/10000201000002A5000000473BF33EDEA8DCD123.png" xlink:type="simple" xlink:show="embed" xlink:actuate="onLoad"/></draw:frame></text:p>
      <text:p text:style-name="P23"><text:span text:style-name="T11">Versión </text:span><text:span text:style-name="T12">2</text:span><text:span text:style-name="T11">.0</text:span></text:p>
      <text:p text:style-name="P17"/>
      <text:p text:style-name="P17"/>
      <text:p text:style-name="P2">Dual TIC Tarr<text:span text:style-name="T9">a</text:span>gona – Diputació de Tarragona</text:p>
      <text:p text:style-name="P2"/>
      <text:p text:style-name="P2"/>
      <text:p text:style-name="P2">Reus, <text:span text:style-name="T10">13 de</text:span> Febrero <text:span text:style-name="T10">de</text:span> 2018</text:p>
      <text:p text:style-name="P16"/>
      <text:p text:style-name="P2"/>
      <text:p text:style-name="P3"/>
      <text:p text:style-name="P3"/>
      <text:p text:style-name="P3"/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6">Índice</text:p>
          </text:index-title>
          <text:p text:style-name="P33"><text:a xlink:type="simple" xlink:href="#__RefHeading___Toc1614_665835507" text:style-name="Index_20_Link" text:visited-style-name="Index_20_Link">1. Nombre del proyecto<text:tab/>3</text:a></text:p>
          <text:p text:style-name="P33"><text:a xlink:type="simple" xlink:href="#__RefHeading___Toc1616_665835507" text:style-name="Index_20_Link" text:visited-style-name="Index_20_Link">2. Participantes<text:tab/>4</text:a></text:p>
          <text:p text:style-name="P36"><text:a xlink:type="simple" xlink:href="#__RefHeading___Toc1261_600712432" text:style-name="Index_20_Link" text:visited-style-name="Index_20_Link">2.1. Programadores<text:tab/>4</text:a></text:p>
          <text:p text:style-name="P36"><text:a xlink:type="simple" xlink:href="#__RefHeading___Toc1210_1018156878" text:style-name="Index_20_Link" text:visited-style-name="Index_20_Link">2.2. Dictador benevolente<text:tab/>4</text:a></text:p>
          <text:p text:style-name="P33"><text:a xlink:type="simple" xlink:href="#__RefHeading___Toc1618_665835507" text:style-name="Index_20_Link" text:visited-style-name="Index_20_Link">3. Descripción del proyecto<text:tab/>5</text:a></text:p>
          <text:p text:style-name="P33"><text:a xlink:type="simple" xlink:href="#__RefHeading___Toc1620_665835507" text:style-name="Index_20_Link" text:visited-style-name="Index_20_Link">4. Detalle del programa<text:tab/>6</text:a></text:p>
          <text:p text:style-name="P36"><text:a xlink:type="simple" xlink:href="#__RefHeading___Toc1205_1018156878" text:style-name="Index_20_Link" text:visited-style-name="Index_20_Link">4.1. Archivos que lo componen<text:tab/>6</text:a></text:p>
          <text:p text:style-name="P36"><text:a xlink:type="simple" xlink:href="#__RefHeading___Toc1207_1018156878" text:style-name="Index_20_Link" text:visited-style-name="Index_20_Link">4.2. Github<text:tab/>6</text:a></text:p>
          <text:p text:style-name="P36"><text:a xlink:type="simple" xlink:href="#__RefHeading___Toc1293_1268032709" text:style-name="Index_20_Link" text:visited-style-name="Index_20_Link">4.3. Detalles de la versión 2.0<text:tab/>6</text:a></text:p>
          <text:p text:style-name="P33"><text:a xlink:type="simple" xlink:href="#__RefHeading___Toc1622_665835507" text:style-name="Index_20_Link" text:visited-style-name="Index_20_Link">5. Código fuente<text:tab/>8</text:a></text:p>
          <text:p text:style-name="P33"><text:a xlink:type="simple" xlink:href="#__RefHeading___Toc1274_1268032709" text:style-name="Index_20_Link" text:visited-style-name="Index_20_Link">6. Conclusión<text:tab/>38</text:a></text:p>
        </text:index-body>
      </text:table-of-content>
      <text:p text:style-name="P3"/>
      <text:p text:style-name="P3"/>
      <text:p text:style-name="P3"/>
      <text:p text:style-name="P3"/>
      <text:p text:style-name="P3"/>
      <text:h text:style-name="P31" text:outline-level="1"><text:bookmark-start text:name="__RefHeading___Toc1614_665835507"/><text:span text:style-name="T13">1. </text:span>Nombre del proyecto<text:bookmark-end text:name="__RefHeading___Toc1614_665835507"/></text:h>
      <text:p text:style-name="P12"/>
      <text:p text:style-name="P8">Dungeon Crawler</text:p>
      <text:p text:style-name="P14">Versión <text:span text:style-name="T5">2</text:span>.0</text:p>
      <text:p text:style-name="P4"/>
      <text:p text:style-name="P4"/>
      <text:h text:style-name="P27" text:outline-level="1"/>
      <text:h text:style-name="P32" text:outline-level="1"><text:bookmark-start text:name="__RefHeading___Toc1616_665835507"/><text:span text:style-name="T14">2. </text:span>Participantes<text:bookmark-end text:name="__RefHeading___Toc1616_665835507"/></text:h>
      <text:p text:style-name="P11"/>
      <text:h text:style-name="P34" text:outline-level="2"><text:bookmark-start text:name="__RefHeading___Toc1261_600712432"/><text:span text:style-name="T14">2.1. </text:span>Programadores<text:bookmark-end text:name="__RefHeading___Toc1261_600712432"/></text:h>
      <text:p text:style-name="P13"/>
      <text:p text:style-name="P6">Juanjo Sánchez Castro <text:tab/><text:tab/><text:tab/>- <text:a xlink:type="simple" xlink:href="mailto:juanjo.musico@gmail.com" text:style-name="Internet_20_link" text:visited-style-name="Visited_20_Internet_20_Link">juanjo.musico@gmail.com</text:a></text:p>
      <text:p text:style-name="P6">Juan Ramón Espuny Gutiérrez <text:tab/>- <text:a xlink:type="simple" xlink:href="mailto:jrespuny@gmail.com" text:style-name="Internet_20_link" text:visited-style-name="Visited_20_Internet_20_Link">jrespuny@gmail.com</text:a></text:p>
      <text:p text:style-name="P22"/>
      <text:p text:style-name="P22"/>
      <text:h text:style-name="P34" text:outline-level="2"><text:bookmark-start text:name="__RefHeading___Toc1210_1018156878"/><text:span text:style-name="T14">2.2. </text:span>Dictador benevolente<text:bookmark-end text:name="__RefHeading___Toc1210_1018156878"/></text:h>
      <text:p text:style-name="P7"/>
      <text:p text:style-name="P7">Juan Ramón Espuny Gutiérrez <text:tab/>- <text:a xlink:type="simple" xlink:href="mailto:jrespuny@gmail.com" text:style-name="Internet_20_link" text:visited-style-name="Visited_20_Internet_20_Link">jrespuny@gmail.com</text:a></text:p>
      <text:h text:style-name="P30" text:outline-level="1"><text:bookmark-start text:name="__RefHeading___Toc1618_665835507"/><text:span text:style-name="T14">3. </text:span>Descripción del proyecto<text:bookmark-end text:name="__RefHeading___Toc1618_665835507"/></text:h>
      <text:p text:style-name="P11"/>
      <text:p text:style-name="P9">Juego que permite escoger un héroe que luchará contra diferentes m<text:span text:style-name="T2">o</text:span>nstruos consecutivamente hasta que los mate y gane, o hasta que alguno de los m<text:span text:style-name="T2">o</text:span>nstruos l<text:span text:style-name="T2">o</text:span> mate y pierda.</text:p>
      <text:p text:style-name="P9">L<text:span text:style-name="T2">o</text:span>s héroes y los m<text:span text:style-name="T2">o</text:span>nstruos están almacenados en <text:span text:style-name="T3">dos</text:span> fichero<text:span text:style-name="T3">s</text:span> de texto secuencial<text:span text:style-name="T3">es</text:span> que <text:span text:style-name="T3">se usarán para poder escoger el héroe que luchará contra los diferentes monstruos y ambos tienen los mismos campos.</text:span></text:p>
      <text:p text:style-name="P10">El juego permitirá escoger <text:span text:style-name="T2">e</text:span>l héroe, modificar sus características y mostrarlas.</text:p>
      <text:p text:style-name="P10"/>
      <text:p text:style-name="P10">El menú debe contener las opciones:</text:p>
      <text:p text:style-name="P10">1. Seleccionar héroe</text:p>
      <text:p text:style-name="P10">2. Modificar héroe</text:p>
      <text:p text:style-name="P10">3. A la batalla!</text:p>
      <text:h text:style-name="P28" text:outline-level="1"/>
      <text:h text:style-name="P32" text:outline-level="1"><text:bookmark-start text:name="__RefHeading___Toc1620_665835507"/><text:span text:style-name="T14">4. </text:span>Detalle del programa<text:bookmark-end text:name="__RefHeading___Toc1620_665835507"/></text:h>
      <text:p text:style-name="P11"/>
      <text:h text:style-name="P35" text:outline-level="2"><text:bookmark-start text:name="__RefHeading___Toc1205_1018156878"/><text:span text:style-name="T14">4.1. </text:span>Archivos que lo componen<text:bookmark-end text:name="__RefHeading___Toc1205_1018156878"/></text:h>
      <text:p text:style-name="P5"/>
      <text:p text:style-name="P15">Dungeon-Crawler\</text:p>
      <text:p text:style-name="P15"><text:tab/>→ DUNGCRWL.cbl <text:tab/><text:tab/><text:span text:style-name="T15">Código fuente</text:span></text:p>
      <text:p text:style-name="P15"><text:tab/>bin\</text:p>
      <text:p text:style-name="P15"><text:tab/><text:tab/>→ DUNGCRWL.exe <text:tab/><text:span text:style-name="T15">Ejecutable</text:span></text:p>
      <text:p text:style-name="P15"><text:tab/><text:tab/>→ HEROES.txt<text:tab/><text:tab/><text:span text:style-name="T15">Registros de héroes</text:span></text:p>
      <text:p text:style-name="P15"><text:tab/><text:tab/>→ DUNGEON.txt<text:tab/> <text:tab/><text:span text:style-name="T15">Registros de </text:span><text:span text:style-name="T4">monstruos</text:span></text:p>
      <text:h text:style-name="P35" text:outline-level="2"/>
      <text:h text:style-name="P35" text:outline-level="2"><text:bookmark-start text:name="__RefHeading___Toc1207_1018156878"/><text:span text:style-name="T14">4.2. </text:span>Github<text:bookmark-end text:name="__RefHeading___Toc1207_1018156878"/></text:h>
      <text:p text:style-name="P18"/>
      <text:list xml:id="list2803731763268461980" text:style-name="L1">
        <text:list-item>
          <text:p text:style-name="P37"><text:span text:style-name="T7">Versión 1.0:</text:span><text:span text:style-name="T6"> https://github.com/Zafiro93/Dungeon-Crawler/releases/tag/v-1.0</text:span></text:p>
        </text:list-item>
        <text:list-item>
          <text:p text:style-name="P37"><text:span text:style-name="T7">Versión 2.0:</text:span><text:span text:style-name="T6"> https://github.com/Zafiro93/Dungeon-Crawler/releases/tag/v-2.0</text:span></text:p>
        </text:list-item>
      </text:list>
      <text:p text:style-name="P19"/>
      <text:h text:style-name="P35" text:outline-level="2"><text:bookmark-start text:name="__RefHeading___Toc1293_1268032709"/><text:span text:style-name="T14">4.3. </text:span>Detalles de la versión 2.0<text:bookmark-end text:name="__RefHeading___Toc1293_1268032709"/></text:h>
      <text:p text:style-name="P20"/>
      <text:list xml:id="list320006694838674485" text:style-name="L2">
        <text:list-item>
          <text:p text:style-name="P38">Añadida una pantalla de inicio, una pantalla de partida ganada, de partida perdida y unos créditos al finalizar el juego.</text:p>
        </text:list-item>
        <text:list-item>
          <text:p text:style-name="P38">Aplicados dos conocimientos de las <text:span text:style-name="T8">Screens</text:span> en COBOL, tanto el <text:span text:style-name="T8">Screen Section</text:span> como aplicar el código en <text:span text:style-name="T8">DISPLAYS</text:span>.</text:p>
        </text:list-item>
        <text:list-item>
          <text:p text:style-name="P38">Integrados sistemas de Pausas para tener mejor visualización.</text:p>
        </text:list-item>
        <text:list-item>
          <text:p text:style-name="P38">Probado un sistema de música al iniciar el juego, que al final, no ha <text:soft-page-break/>resultado satisfactorio, pero no negamos que no pueda volver a probarse y usarse en un futuro.</text:p>
        </text:list-item>
        <text:list-item>
          <text:p text:style-name="P39">Optimización del código fuente, <text:span text:style-name="T16">para un mejor rendimiento y funcionamiento de la aplicación.</text:span></text:p>
        </text:list-item>
      </text:list>
      <text:h text:style-name="P30" text:outline-level="1"><text:bookmark-start text:name="__RefHeading___Toc1622_665835507"/><text:span text:style-name="T14">5. </text:span>Código fuente<text:bookmark-end text:name="__RefHeading___Toc1622_665835507"/></text:h>
      <text:p text:style-name="P42"><text:s text:c="7"/>IDENTIFICATION DIVISION.</text:p>
      <text:p text:style-name="P42"><text:s text:c="7"/>PROGRAM-ID. DUNGCRWL.</text:p>
      <text:p text:style-name="P42"><text:s text:c="6"/>******************************************************************</text:p>
      <text:p text:style-name="P42"><text:s text:c="6"/>* JUEGO: DUNGEON CRAWLER <text:s text:c="40"/>*</text:p>
      <text:p text:style-name="P42"><text:s text:c="6"/>******************************************************************</text:p>
      <text:p text:style-name="P42"><text:s text:c="7"/>ENVIRONMENT DIVISION.</text:p>
      <text:p text:style-name="P42"><text:s text:c="7"/>INPUT-OUTPUT SECTION.</text:p>
      <text:p text:style-name="P42"><text:s text:c="7"/>FILE-CONTROL.</text:p>
      <text:p text:style-name="P42"><text:s text:c="11"/>SELECT HEROES-FILE ASSIGN TO "HEROES.TXT"</text:p>
      <text:p text:style-name="P42"><text:s text:c="13"/>FILE STATUS IS WS-HEROES-FS</text:p>
      <text:p text:style-name="P42"><text:s text:c="13"/>ORGANIZATION IS LINE SEQUENTIAL.</text:p>
      <text:p text:style-name="P42"><text:s text:c="11"/>SELECT MONSTERS-FILE ASSIGN TO "DUNGEON.TXT"</text:p>
      <text:p text:style-name="P42"><text:s text:c="13"/>FILE STATUS IS WS-MONSTERS-FS</text:p>
      <text:p text:style-name="P42"><text:s text:c="13"/>ORGANIZATION IS LINE SEQUENTIAL.</text:p>
      <text:p text:style-name="P42"><text:s text:c="7"/>DATA DIVISION.</text:p>
      <text:p text:style-name="P42"><text:s text:c="7"/>FILE SECTION.</text:p>
      <text:p text:style-name="P42"><text:s text:c="7"/>FD HEROES-FILE.</text:p>
      <text:p text:style-name="P42"><text:s text:c="7"/>01 HEROES-REG.</text:p>
      <text:p text:style-name="P42"><text:s text:c="11"/>05 HEROES-R-ID <text:s text:c="13"/>PIC 9(02) VALUE ZERO.</text:p>
      <text:p text:style-name="P42"><text:s text:c="11"/>05 HEROES-R-STRENGTH <text:s text:c="7"/>PIC 9(02) VALUE ZERO.</text:p>
      <text:p text:style-name="P42"><text:s text:c="11"/>05 HEROES-R-AGILITY <text:s text:c="8"/>PIC 9(02) VALUE ZERO.</text:p>
      <text:p text:style-name="P42"><text:s text:c="11"/>05 HEROES-R-LEVEL <text:s text:c="10"/>PIC 9(02) VALUE ZERO.</text:p>
      <text:p text:style-name="P42"><text:s text:c="11"/>05 HEROES-R-HP <text:s text:c="13"/>PIC 9(02) VALUE ZERO.</text:p>
      <text:p text:style-name="P42"><text:s text:c="11"/>05 HEROES-R-PROFESSION <text:s text:c="5"/>PIC 9(02) VALUE ZERO.</text:p>
      <text:p text:style-name="P42"><text:s text:c="7"/>FD MONSTERS-FILE.</text:p>
      <text:p text:style-name="P42"><text:s text:c="7"/>01 MONSTERS-REG.</text:p>
      <text:p text:style-name="P42"><text:s text:c="11"/>05 MONSTER-R-ID <text:s text:c="12"/>PIC 9(02) VALUE ZERO.</text:p>
      <text:p text:style-name="P42"><text:s text:c="11"/>05 MONSTER-R-STRENGTH <text:s text:c="6"/>PIC 9(02) VALUE ZERO.</text:p>
      <text:p text:style-name="P42"><text:s text:c="11"/>05 MONSTER-R-AGILITY <text:s text:c="7"/>PIC 9(02) VALUE ZERO.</text:p>
      <text:p text:style-name="P42"><text:s text:c="11"/>05 MONSTER-R-LEVEL <text:s text:c="9"/>PIC 9(02) VALUE ZERO.</text:p>
      <text:p text:style-name="P42"><text:soft-page-break/><text:s text:c="11"/>05 MONSTER-R-HP <text:s text:c="12"/>PIC 9(02) VALUE ZERO.</text:p>
      <text:p text:style-name="P42"><text:s text:c="11"/>05 MONSTER-R-PROFESSION <text:s text:c="4"/>PIC 9(02) VALUE ZERO.</text:p>
      <text:p text:style-name="P42"><text:s text:c="7"/>WORKING-STORAGE SECTION.</text:p>
      <text:p text:style-name="P42"><text:s text:c="7"/>01 WS-CONSTANTS.</text:p>
      <text:p text:style-name="P42"><text:s text:c="11"/>05 WS-GAME-NAME <text:s text:c="12"/>PIC X(15)</text:p>
      <text:p text:style-name="P42"><text:s text:c="41"/>VALUE "Dungeon Crawler".</text:p>
      <text:p text:style-name="P42"><text:s text:c="11"/>05 WS-MAX-HEROES <text:s text:c="11"/>PIC 9(02) VALUE 7.</text:p>
      <text:p text:style-name="P42"><text:s text:c="11"/>05 WS-MAX-MONSTERS <text:s text:c="9"/>PIC 9(02) VALUE 10.</text:p>
      <text:p text:style-name="P42"><text:s text:c="11"/>05 WS-INPUT_CURSOR_SCREEN_POS.</text:p>
      <text:p text:style-name="P42"><text:s text:c="15"/>10 WS-ICSP-1-LINE <text:s text:c="8"/>PIC 9(02) VALUE 4.</text:p>
      <text:p text:style-name="P42"><text:s text:c="15"/>10 WS-ICSP-1-COL <text:s text:c="7"/>PIC 9(02) VALUE 20.</text:p>
      <text:p text:style-name="P42"><text:s text:c="15"/>10 WS-ICSP-2-LINE <text:s text:c="6"/>PIC 9(02) VALUE 7.</text:p>
      <text:p text:style-name="P42"><text:s text:c="15"/>10 WS-ICSP-2-COL <text:s text:c="7"/>PIC 9(02) VALUE 14.</text:p>
      <text:p text:style-name="P42"><text:s text:c="11"/>05 WS-DISPLAY-SHIFT.</text:p>
      <text:p text:style-name="P42"><text:s text:c="15"/>10 WS-HEROES-MENU-TITLE-SHIFT PIC 9(02) VALUE 6.</text:p>
      <text:p text:style-name="P42"><text:s text:c="15"/>10 WS-HEROES-MENU-CONTENT-SHIFT PIC 9(02) VALUE 2.</text:p>
      <text:p text:style-name="P42"><text:s text:c="15"/>10 WS-MHM-TITLE-SHIFT <text:s text:c="2"/>PIC 9(02) VALUE 6.</text:p>
      <text:p text:style-name="P42"><text:s text:c="11"/>05 WS-MAX-ANIMATION-CYCLES <text:s/>PIC 9(01) VALUE 3.</text:p>
      <text:p text:style-name="P42"><text:s text:c="11"/>05 WS-MAX-IMG-FIGHT-LENGTH <text:s/>PIC 9(01) VALUE 9.</text:p>
      <text:p text:style-name="P42"><text:s text:c="11"/>05 WS-INI-IMG-LINE <text:s text:c="9"/>PIC 9(02) VALUE 12.</text:p>
      <text:p text:style-name="P42"><text:s text:c="11"/>05 WS-MAX-ARR <text:s text:c="14"/>PIC 9(02) VALUE 88.</text:p>
      <text:p text:style-name="P42"><text:s text:c="11"/>05 WS-SCREEN-LINE-POS <text:s text:c="6"/>PIC 9(02) VALUE 1.</text:p>
      <text:p text:style-name="P42"><text:s text:c="7"/>01 WS-AUX.</text:p>
      <text:p text:style-name="P42"><text:s text:c="11"/>05 WS-AUX-NUMBER <text:s text:c="11"/>PIC S9(05) VALUE ZERO.</text:p>
      <text:p text:style-name="P42"><text:s text:c="11"/>05 WS-AUX-ALPHA <text:s text:c="12"/>PIC X(01) VALUE SPACE.</text:p>
      <text:p text:style-name="P42"><text:s text:c="7"/>01 WS-IMG-FIGHT.</text:p>
      <text:p text:style-name="P42"><text:s text:c="11"/>05 W-IMG-FIGHT-MONSTER.</text:p>
      <text:p text:style-name="P42"><text:s text:c="15"/>10 WS-IMG-FIGHT-M PIC X(29) OCCURS 9 TIMES VALUE SPACES.</text:p>
      <text:p text:style-name="P42"><text:s text:c="6"/>*&gt; <text:s text:c="9"/>10 FILLER VALUE " <text:s text:c="28"/>".</text:p>
      <text:p text:style-name="P42"><text:s text:c="6"/>*&gt; <text:s text:c="9"/>10 FILLER VALUE " <text:s text:c="7"/>/-/--\ <text:s text:c="14"/>".</text:p>
      <text:p text:style-name="P42"><text:s text:c="6"/>*&gt; <text:s text:c="9"/>10 FILLER VALUE " <text:s text:c="5"/>(@~@) <text:s text:c="2"/>)/\ <text:s text:c="11"/>".</text:p>
      <text:p text:style-name="P42"><text:s text:c="6"/>*&gt; <text:s text:c="9"/>10 FILLER VALUE " <text:s/>___/-- <text:s text:c="5"/>\ <text:s/>| <text:s text:c="10"/>".</text:p>
      <text:p text:style-name="P42"><text:soft-page-break/><text:s text:c="6"/>*&gt; <text:s text:c="9"/>10 FILLER VALUE " (oo)__ _ <text:s text:c="5"/>)_/ <text:s text:c="10"/>".</text:p>
      <text:p text:style-name="P42"><text:s text:c="6"/>*&gt; <text:s text:c="9"/>10 FILLER VALUE " <text:s/>^^___/ <text:s text:c="6"/>\ <text:s text:c="12"/>".</text:p>
      <text:p text:style-name="P42"><text:s text:c="6"/>*&gt; <text:s text:c="9"/>10 FILLER VALUE " <text:s text:c="7"/>\ <text:s text:c="6"/>|/-\ <text:s text:c="8"/>".</text:p>
      <text:p text:style-name="P42"><text:s text:c="6"/>*&gt; <text:s text:c="9"/>10 FILLER VALUE " <text:s text:c="8"/>( <text:s text:c="5"/>) <text:s text:c="2"/>| <text:s text:c="7"/>".</text:p>
      <text:p text:style-name="P42"><text:s text:c="6"/>*&gt; <text:s text:c="9"/>10 FILLER VALUE " <text:s text:c="8"/>| <text:s text:c="6"/>\_/ <text:s text:c="8"/>".</text:p>
      <text:p text:style-name="P42"><text:s text:c="11"/>05 WS-IMG-FIGHT-SWORD.</text:p>
      <text:p text:style-name="P42"><text:s text:c="15"/>10 WS-IMG-FIGHT-S PIC X(29) OCCURS 9 TIMES VALUE SPACES.</text:p>
      <text:p text:style-name="P42"><text:s text:c="6"/>*&gt; <text:s text:c="9"/>10 FILLER VALUE " <text:s text:c="10"/>_____ <text:s text:c="2"/>_____ <text:s text:c="4"/>".</text:p>
      <text:p text:style-name="P42"><text:s text:c="6"/>*&gt; <text:s text:c="9"/>10 FILLER VALUE " <text:s text:c="9"/>/ <text:s text:c="4"/>\ / <text:s text:c="4"/>\ <text:s text:c="3"/>".</text:p>
      <text:p text:style-name="P42"><text:s text:c="6"/>*&gt; <text:s text:c="9"/>10 FILLER VALUE " <text:s text:c="4"/>, <text:s text:c="2"/>| <text:s text:c="6"/>' <text:s text:c="6"/>| <text:s text:c="2"/>".</text:p>
      <text:p text:style-name="P42"><text:s text:c="6"/>*&gt; <text:s text:c="9"/>10 FILLER VALUE " <text:s text:c="4"/>I __L________ <text:s text:c="6"/>L__ ".</text:p>
      <text:p text:style-name="P42"><text:s text:c="6"/>*&gt; <text:s text:c="9"/>10 FILLER VALUE "O====IE__________/ <text:s text:c="4"/>./___&gt;".</text:p>
      <text:p text:style-name="P42"><text:s text:c="6"/>*&gt; <text:s text:c="9"/>10 FILLER VALUE " <text:s text:c="4"/>I <text:s text:c="5"/>\. <text:s text:c="6"/>./ <text:s text:c="5"/>".</text:p>
      <text:p text:style-name="P42"><text:s text:c="6"/>*&gt; <text:s text:c="9"/>10 FILLER VALUE " <text:s text:c="4"/>` <text:s text:c="7"/>\. <text:s text:c="2"/>./ <text:s text:c="7"/>".</text:p>
      <text:p text:style-name="P42"><text:s text:c="6"/>*&gt; <text:s text:c="9"/>10 FILLER VALUE " <text:s text:c="15"/>\ / <text:s text:c="9"/>".</text:p>
      <text:p text:style-name="P42"><text:s text:c="6"/>*&gt; <text:s text:c="9"/>10 FILLER VALUE " <text:s text:c="16"/>' <text:s text:c="10"/>".</text:p>
      <text:p text:style-name="P42"><text:s text:c="11"/>05 WS-IMG-FIGHT-PHOTOGRAM <text:s text:c="2"/>PIC 9(01) VALUE ZERO.</text:p>
      <text:p text:style-name="P42"><text:s text:c="11"/>05 WS-IMG-FIGHT-LINE-I <text:s text:c="5"/>PIC 9(02) VALUE ZERO.</text:p>
      <text:p text:style-name="P42"><text:s text:c="7"/>01 WS-HEROES-FILE.</text:p>
      <text:p text:style-name="P42"><text:s text:c="11"/>05 WS-HEROES-FS <text:s text:c="8"/>PIC X(02) VALUE ZEROES.</text:p>
      <text:p text:style-name="P42"><text:s text:c="15"/>88 WS-H-FS-OK <text:s text:c="8"/>VALUE "00".</text:p>
      <text:p text:style-name="P42"><text:s text:c="15"/>88 WS-H-FS-EOF <text:s text:c="7"/>VALUE HIGH-VALUE.</text:p>
      <text:p text:style-name="P42"><text:s text:c="11"/>05 WS-HERO-PROFESSION <text:s text:c="2"/>PIC X(02) VALUE SPACES.</text:p>
      <text:p text:style-name="P42"><text:s text:c="15"/>88 WS-H-P-GUERRERO <text:s text:c="3"/>VALUE "34".</text:p>
      <text:p text:style-name="P42"><text:s text:c="15"/>88 WS-H-P-ARQUERO <text:s text:c="4"/>VALUE "44".</text:p>
      <text:p text:style-name="P42"><text:s text:c="15"/>88 WS-H-P-MAGO <text:s text:c="7"/>VALUE "45".</text:p>
      <text:p text:style-name="P42"><text:s text:c="11"/>05 WS-HEROES-REG.</text:p>
      <text:p text:style-name="P42"><text:s text:c="15"/>10 WS-H-R-LENGTH <text:s text:c="3"/>PIC 9(01) VALUE ZERO.</text:p>
      <text:p text:style-name="P42"><text:s text:c="15"/>10 WS-H-R-INDEX <text:s text:c="4"/>PIC 9(01) VALUE ZERO.</text:p>
      <text:p text:style-name="P42"><text:s text:c="15"/>10 WS-H-R-CURRENT <text:s text:c="2"/>PIC 9(01) VALUE ZERO.</text:p>
      <text:p text:style-name="P42"><text:s text:c="6"/>* WS-HEROES-R OCCURS **WS-MAX-HEROES** TIMES</text:p>
      <text:p text:style-name="P42"><text:s text:c="15"/>10 WS-HEROES-R OCCURS 7 TIMES.</text:p>
      <text:p text:style-name="P42"><text:soft-page-break/><text:s text:c="19"/>15 WS-H-R-ID <text:s text:c="15"/>PIC 9(02) VALUE ZERO.</text:p>
      <text:p text:style-name="P42"><text:s text:c="19"/>15 WS-H-R-STRENGTH <text:s text:c="9"/>PIC 9(02) VALUE ZERO.</text:p>
      <text:p text:style-name="P42"><text:s text:c="19"/>15 WS-H-R-AGILITY <text:s text:c="10"/>PIC 9(02) VALUE ZERO.</text:p>
      <text:p text:style-name="P42"><text:s text:c="19"/>15 WS-H-R-LEVEL <text:s text:c="12"/>PIC 9(02) VALUE ZERO.</text:p>
      <text:p text:style-name="P42"><text:s text:c="19"/>15 WS-H-R-HP <text:s text:c="15"/>PIC 9(02) VALUE ZERO.</text:p>
      <text:p text:style-name="P42"><text:s text:c="19"/>15 WS-H-R-PROFESSION <text:s text:c="7"/>PIC 9(02) VALUE ZERO.</text:p>
      <text:p text:style-name="P42"><text:s text:c="7"/>01 WS-MONSTERS-FILE.</text:p>
      <text:p text:style-name="P42"><text:s text:c="11"/>05 WS-MONSTERS-FS <text:s text:c="6"/>PIC X(02) VALUE ZEROES.</text:p>
      <text:p text:style-name="P42"><text:s text:c="15"/>88 WS-M-FS-OK <text:s text:c="8"/>VALUE "00".</text:p>
      <text:p text:style-name="P42"><text:s text:c="15"/>88 WS-M-FS-EOF <text:s text:c="7"/>VALUE HIGH-VALUE.</text:p>
      <text:p text:style-name="P42"><text:s text:c="11"/>05 WS-MONSTERS-REG.</text:p>
      <text:p text:style-name="P42"><text:s text:c="15"/>10 WS-M-R-LENGTH <text:s text:c="3"/>PIC 9(01) VALUE ZERO.</text:p>
      <text:p text:style-name="P42"><text:s text:c="15"/>10 WS-M-R-INDEX <text:s text:c="4"/>PIC 9(01) VALUE ZERO.</text:p>
      <text:p text:style-name="P42"><text:s text:c="15"/>10 WS-M-R-CURRENT <text:s text:c="2"/>PIC 9(01) VALUE ZERO.</text:p>
      <text:p text:style-name="P42"><text:s text:c="6"/>* WS-MONSTERS-R OCCURS **WS-MAX-MONSTERS** TIMES</text:p>
      <text:p text:style-name="P42"><text:s text:c="15"/>10 WS-MONSTERS-R OCCURS 10 TIMES.</text:p>
      <text:p text:style-name="P42"><text:s text:c="19"/>15 WS-M-R-ID <text:s text:c="15"/>PIC 9(02) VALUE ZERO.</text:p>
      <text:p text:style-name="P42"><text:s text:c="19"/>15 WS-M-R-STRENGTH <text:s text:c="9"/>PIC 9(02) VALUE ZERO.</text:p>
      <text:p text:style-name="P42"><text:s text:c="19"/>15 WS-M-R-AGILITY <text:s text:c="10"/>PIC 9(02) VALUE ZERO.</text:p>
      <text:p text:style-name="P42"><text:s text:c="19"/>15 WS-M-R-LEVEL <text:s text:c="12"/>PIC 9(02) VALUE ZERO.</text:p>
      <text:p text:style-name="P42"><text:s text:c="19"/>15 WS-M-R-HP <text:s text:c="15"/>PIC 9(02) VALUE ZERO.</text:p>
      <text:p text:style-name="P42"><text:s text:c="19"/>15 WS-M-R-PROFESSION <text:s text:c="7"/>PIC 9(02) VALUE ZERO.</text:p>
      <text:p text:style-name="P42"><text:s text:c="7"/>01 WS-VALID-OPTION <text:s/>PIC X(37) <text:s text:c="2"/>VALUES ALL SPACES.</text:p>
      <text:p text:style-name="P42"><text:s text:c="11"/>88 WS-RESET-VALID-OPTION <text:s text:c="3"/>VALUE ALL SPACES.</text:p>
      <text:p text:style-name="P42"><text:s text:c="11"/>88 WS-INVALID-OPTION</text:p>
      <text:p text:style-name="P42"><text:s text:c="13"/>VALUE "[Escoge una opcion correcta]".</text:p>
      <text:p text:style-name="P42"><text:s text:c="11"/>88 WS-MISSING-STEPS-OPTION</text:p>
      <text:p text:style-name="P42"><text:s text:c="13"/>VALUE "[Primero debes seleccionar un heroe!]".</text:p>
      <text:p text:style-name="P42"><text:s text:c="7"/>01 WS-SHOW-SELECTED-HERO-OPTION PIC X(08) VALUE ALL SPACES.</text:p>
      <text:p text:style-name="P42"><text:s text:c="11"/>88 WS-RESET-SELECTED-HERO-OPTION <text:s text:c="2"/>VALUE ALL SPACES.</text:p>
      <text:p text:style-name="P42"><text:s text:c="11"/>88 WS-SELECTED-HERO-OPTION <text:s text:c="2"/>VALUE "con ID: ".</text:p>
      <text:p text:style-name="P42"><text:s text:c="7"/>01 WS-MAIN-MENU.</text:p>
      <text:p text:style-name="P42"><text:soft-page-break/><text:s text:c="11"/>05 WS-MM-OPTION <text:s text:c="12"/>PIC X(01) VALUE SPACE.</text:p>
      <text:p text:style-name="P42"><text:s text:c="15"/>88 WS-MM-OP-EXIT <text:s text:c="9"/>VALUE "0".</text:p>
      <text:p text:style-name="P42"><text:s text:c="15"/>88 WS-MM-OP-SELECT <text:s text:c="7"/>VALUE "1".</text:p>
      <text:p text:style-name="P42"><text:s text:c="15"/>88 WS-MM-OP-MODIFY <text:s text:c="7"/>VALUE "2".</text:p>
      <text:p text:style-name="P42"><text:s text:c="15"/>88 WS-MM-OP-PLAY <text:s text:c="9"/>VALUE "3".</text:p>
      <text:p text:style-name="P42"><text:s text:c="11"/>05 WS-MM.</text:p>
      <text:p text:style-name="P42"><text:s text:c="15"/>10 FILLER <text:s text:c="14"/>PIC X(15)</text:p>
      <text:p text:style-name="P42"><text:s text:c="41"/>VALUE "MENU PRINCIPAL".</text:p>
      <text:p text:style-name="P42"><text:s text:c="15"/>10 WS-MM-ERROR <text:s text:c="5"/>PIC X(37) VALUE ALL SPACES.</text:p>
      <text:p text:style-name="P42"><text:s text:c="15"/>10 FILLER <text:s text:c="10"/>PIC X(01) VALUE X"0A".</text:p>
      <text:p text:style-name="P42"><text:s text:c="15"/>10 FILLER <text:s text:c="10"/>PIC X(14) VALUE ALL "-".</text:p>
      <text:p text:style-name="P42"><text:s text:c="15"/>10 FILLER <text:s text:c="10"/>PIC X(01) VALUE X"0A".</text:p>
      <text:p text:style-name="P42"><text:s text:c="15"/>10 FILLER <text:s text:c="10"/>PIC X(01) VALUE X"0A".</text:p>
      <text:p text:style-name="P42"><text:s text:c="15"/>10 FILLER <text:s text:c="10"/>PIC X(18) VALUE "Escoge una opcion:".</text:p>
      <text:p text:style-name="P42"><text:s text:c="15"/>10 FILLER <text:s text:c="10"/>PIC X(01) VALUE X"0A".</text:p>
      <text:p text:style-name="P42"><text:s text:c="15"/>10 FILLER <text:s text:c="10"/>PIC X(01) VALUE X"0A".</text:p>
      <text:p text:style-name="P42"><text:s text:c="15"/>10 FILLER <text:s text:c="10"/>PIC X(20)</text:p>
      <text:p text:style-name="P42"><text:s text:c="17"/>VALUE "1- Seleccionar heroe".</text:p>
      <text:p text:style-name="P42"><text:s text:c="15"/>10 FILLER <text:s text:c="10"/>PIC X(01) VALUE X"0A".</text:p>
      <text:p text:style-name="P42"><text:s text:c="15"/>10 FILLER <text:s text:c="10"/>PIC X(19)</text:p>
      <text:p text:style-name="P42"><text:s text:c="17"/>VALUE "2- Modificar heroe ".</text:p>
      <text:p text:style-name="P42"><text:s text:c="15"/>10 WS-MM-PREFIX <text:s text:c="4"/>PIC X(08) VALUE SPACES.</text:p>
      <text:p text:style-name="P42"><text:s text:c="15"/>10 WS-MM-HERO-ID <text:s text:c="3"/>PIC X(02) VALUE SPACES.</text:p>
      <text:p text:style-name="P42"><text:s text:c="15"/>10 FILLER <text:s text:c="10"/>PIC X(01) VALUE X"0A".</text:p>
      <text:p text:style-name="P42"><text:s text:c="15"/>10 FILLER <text:s text:c="10"/>PIC X(16) VALUE "3- A la batalla!".</text:p>
      <text:p text:style-name="P42"><text:s text:c="15"/>10 FILLER <text:s text:c="10"/>PIC X(01) VALUE X"0A".</text:p>
      <text:p text:style-name="P42"><text:s text:c="15"/>10 FILLER <text:s text:c="10"/>PIC X(01) VALUE X"0A".</text:p>
      <text:p text:style-name="P42"><text:s text:c="15"/>10 FILLER <text:s text:c="10"/>PIC X(09) VALUE "0- Salir.".</text:p>
      <text:p text:style-name="P42"><text:s text:c="7"/>01 WS-HEROES-MENU.</text:p>
      <text:p text:style-name="P42"><text:s text:c="11"/>05 WS-H-OPTION <text:s text:c="11"/>PIC X(01) VALUE SPACE.</text:p>
      <text:p text:style-name="P42"><text:s text:c="15"/>88 WS-H-OP-CONTINUE <text:s text:c="4"/>VALUE SPACE.</text:p>
      <text:p text:style-name="P42"><text:s text:c="15"/>88 WS-H-OP-EXIT <text:s text:c="8"/>VALUE "0".</text:p>
      <text:p text:style-name="P42"><text:soft-page-break/><text:s text:c="11"/>05 WS-HEROES-MENU-TITLE.</text:p>
      <text:p text:style-name="P42"><text:s text:c="15"/>10 WS-HM-HEADING <text:s text:c="3"/>PIC X(18)</text:p>
      <text:p text:style-name="P42"><text:s text:c="17"/>VALUE "LISTADO DE HEROES ".</text:p>
      <text:p text:style-name="P42"><text:s text:c="15"/>10 WS-HM-ERROR <text:s text:c="5"/>PIC X(28) VALUE ALL SPACES.</text:p>
      <text:p text:style-name="P42"><text:s text:c="15"/>10 FILLER <text:s text:c="10"/>PIC X(01) VALUE X"0A".</text:p>
      <text:p text:style-name="P42"><text:s text:c="15"/>10 FILLER <text:s text:c="10"/>PIC X(17) VALUE ALL "-".</text:p>
      <text:p text:style-name="P42"><text:s text:c="15"/>10 FILLER <text:s text:c="10"/>PIC X(01) VALUE X"0A".</text:p>
      <text:p text:style-name="P42"><text:s text:c="15"/>10 FILLER <text:s text:c="10"/>PIC X(01) VALUE X"0A".</text:p>
      <text:p text:style-name="P42"><text:s text:c="15"/>10 FILLER <text:s text:c="10"/>PIC X(18) VALUE "Escoge una opcion:".</text:p>
      <text:p text:style-name="P42"><text:s text:c="15"/>10 FILLER <text:s text:c="10"/>PIC X(01) VALUE X"0A".</text:p>
      <text:p text:style-name="P42"><text:s text:c="15"/>10 FILLER <text:s text:c="10"/>PIC X(01) VALUE X"0A".</text:p>
      <text:p text:style-name="P42"><text:s text:c="15"/>10 FILLER <text:s text:c="10"/>PIC X(52)</text:p>
      <text:p text:style-name="P42"><text:s text:c="11"/>VALUE " <text:s text:c="4"/>ID <text:s/>Fuerza <text:s/>Agilidad <text:s/>Nivel <text:s/>P. Vida <text:s/>Profesion".</text:p>
      <text:p text:style-name="P42"><text:s text:c="15"/>10 FILLER <text:s text:c="10"/>PIC X(01) VALUE X"0A".</text:p>
      <text:p text:style-name="P42"><text:s text:c="15"/>10 FILLER <text:s text:c="10"/>PIC X(52)</text:p>
      <text:p text:style-name="P42"><text:s text:c="11"/>VALUE " <text:s text:c="4"/>-- <text:s/>------ <text:s/>-------- <text:s/>----- <text:s/>------- <text:s/>---------".</text:p>
      <text:p text:style-name="P42"><text:s text:c="11"/>05 WS-HEROES-MENU-CONTENT.</text:p>
      <text:p text:style-name="P42"><text:s text:c="15"/>10 WS-HMC-SELECTED <text:s/>PIC X(01) VALUE SPACE.</text:p>
      <text:p text:style-name="P42"><text:s text:c="15"/>10 FILLER <text:s text:c="10"/>PIC X(01) VALUE SPACE.</text:p>
      <text:p text:style-name="P42"><text:s text:c="15"/>10 WS-HMC-INDEX <text:s text:c="4"/>PIC 9(01).</text:p>
      <text:p text:style-name="P42"><text:s text:c="15"/>10 FILLER <text:s text:c="10"/>PIC X(02) VALUE "- ".</text:p>
      <text:p text:style-name="P42"><text:s text:c="15"/>10 WS-HMC-ID <text:s text:c="7"/>PIC 9(02) .</text:p>
      <text:p text:style-name="P42"><text:s text:c="15"/>10 FILLER <text:s text:c="10"/>PIC X(04) VALUE SPACES.</text:p>
      <text:p text:style-name="P42"><text:s text:c="15"/>10 WS-HMC-STRENGTH <text:s/>PIC 9(02).</text:p>
      <text:p text:style-name="P42"><text:s text:c="15"/>10 FILLER <text:s text:c="10"/>PIC X(07) VALUE SPACES.</text:p>
      <text:p text:style-name="P42"><text:s text:c="15"/>10 WS-HMC-AGILITY <text:s text:c="2"/>PIC 9(02).</text:p>
      <text:p text:style-name="P42"><text:s text:c="15"/>10 FILLER <text:s text:c="10"/>PIC X(06) VALUE SPACES.</text:p>
      <text:p text:style-name="P42"><text:s text:c="15"/>10 WS-HMC-LEVEL <text:s text:c="4"/>PIC 9(02).</text:p>
      <text:p text:style-name="P42"><text:s text:c="15"/>10 FILLER <text:s text:c="10"/>PIC X(06) VALUE SPACES.</text:p>
      <text:p text:style-name="P42"><text:s text:c="15"/>10 WS-HMC-HP <text:s text:c="7"/>PIC 9(02).</text:p>
      <text:p text:style-name="P42"><text:s text:c="15"/>10 FILLER <text:s text:c="10"/>PIC X(06) VALUE SPACES.</text:p>
      <text:p text:style-name="P42"><text:s text:c="15"/>10 WS-HMC-PROFESSION <text:s text:c="3"/>PIC X(08).</text:p>
      <text:p text:style-name="P42"><text:soft-page-break/><text:s text:c="11"/>05 WS-HEROES-MENU-FOOTER.</text:p>
      <text:p text:style-name="P42"><text:s text:c="15"/>10 FILLER <text:s text:c="10"/>PIC X(01) VALUE X"0A".</text:p>
      <text:p text:style-name="P42"><text:s text:c="15"/>10 FILLER <text:s text:c="10"/>PIC X(09) VALUE "0- Salir".</text:p>
      <text:p text:style-name="P42"><text:s text:c="7"/>01 WS-MOD-HEROES-MENU.</text:p>
      <text:p text:style-name="P42"><text:s text:c="11"/>05 WS-MHM-OPTION <text:s text:c="11"/>PIC X(01) VALUE SPACE.</text:p>
      <text:p text:style-name="P42"><text:s text:c="15"/>88 WS-MHM-OP-CONTINUE <text:s text:c="4"/>VALUE SPACE.</text:p>
      <text:p text:style-name="P42"><text:s text:c="15"/>88 WS-MHM-OP-EXIT <text:s text:c="8"/>VALUE "0".</text:p>
      <text:p text:style-name="P42"><text:s text:c="15"/>88 WS-MHM-OP-STRENGTH <text:s text:c="4"/>VALUE "1".</text:p>
      <text:p text:style-name="P42"><text:s text:c="15"/>88 WS-MHM-OP-AGILITY <text:s text:c="5"/>VALUE "2".</text:p>
      <text:p text:style-name="P42"><text:s text:c="15"/>88 WS-MHM-OP-LEVEL <text:s text:c="7"/>VALUE "3".</text:p>
      <text:p text:style-name="P42"><text:s text:c="15"/>88 WS-MHM-OP-HP <text:s text:c="10"/>VALUE "4".</text:p>
      <text:p text:style-name="P42"><text:s text:c="11"/>05 WS-MHM-TITLE.</text:p>
      <text:p text:style-name="P42"><text:s text:c="15"/>10 FILLER <text:s text:c="10"/>PIC X(16)</text:p>
      <text:p text:style-name="P42"><text:s text:c="37"/>VALUE "MODIFICAR HEROE ".</text:p>
      <text:p text:style-name="P42"><text:s text:c="15"/>10 WS-MHM-ERROR <text:s text:c="4"/>PIC X(28) VALUE ALL SPACES.</text:p>
      <text:p text:style-name="P42"><text:s text:c="15"/>10 FILLER <text:s text:c="10"/>PIC X(01) VALUE X"0A".</text:p>
      <text:p text:style-name="P42"><text:s text:c="15"/>10 FILLER <text:s text:c="10"/>PIC X(15) VALUE ALL "-".</text:p>
      <text:p text:style-name="P42"><text:s text:c="15"/>10 FILLER <text:s text:c="10"/>PIC X(01) VALUE X"0A".</text:p>
      <text:p text:style-name="P42"><text:s text:c="15"/>10 FILLER <text:s text:c="10"/>PIC X(01) VALUE X"0A".</text:p>
      <text:p text:style-name="P42"><text:s text:c="15"/>10 FILLER <text:s text:c="10"/>PIC X(18) VALUE "Escoge una opcion:".</text:p>
      <text:p text:style-name="P42"><text:s text:c="15"/>10 FILLER <text:s text:c="10"/>PIC X(01) VALUE X"0A".</text:p>
      <text:p text:style-name="P42"><text:s text:c="15"/>10 FILLER <text:s text:c="10"/>PIC X(01) VALUE X"0A".</text:p>
      <text:p text:style-name="P42"><text:s text:c="11"/>05 WS-MHM-SELECTION-TITLE.</text:p>
      <text:p text:style-name="P42"><text:s text:c="15"/>10 FILLER <text:s text:c="10"/>PIC X(16)</text:p>
      <text:p text:style-name="P42"><text:s text:c="37"/>VALUE "MODIFICAR HEROE ".</text:p>
      <text:p text:style-name="P42"><text:s text:c="15"/>10 FILLER <text:s text:c="10"/>PIC X(01) VALUE X"0A".</text:p>
      <text:p text:style-name="P42"><text:s text:c="15"/>10 FILLER <text:s text:c="10"/>PIC X(15) VALUE ALL "-".</text:p>
      <text:p text:style-name="P42"><text:s text:c="15"/>10 FILLER <text:s text:c="10"/>PIC X(01) VALUE X"0A".</text:p>
      <text:p text:style-name="P42"><text:s text:c="15"/>10 FILLER <text:s text:c="10"/>PIC X(01) VALUE X"0A".</text:p>
      <text:p text:style-name="P42"><text:s text:c="15"/>10 FILLER <text:s text:c="10"/>PIC X(30)</text:p>
      <text:p text:style-name="P42"><text:s text:c="17"/>VALUE "Selecciona el nuevo valor de: ".</text:p>
      <text:p text:style-name="P42"><text:s text:c="15"/>10 WS-MHM-SEL-TIT-MODIFYING <text:s/>PIC X(11) VALUE ALL SPACES.</text:p>
      <text:p text:style-name="P42"><text:soft-page-break/><text:s text:c="15"/>10 FILLER <text:s text:c="10"/>PIC X(01) VALUE X"0A".</text:p>
      <text:p text:style-name="P42"><text:s text:c="15"/>10 FILLER <text:s text:c="10"/>PIC X(01) VALUE X"0A".</text:p>
      <text:p text:style-name="P42"><text:s text:c="15"/>10 FILLER <text:s text:c="10"/>PIC X(15) VALUE "Antiguo valor: ".</text:p>
      <text:p text:style-name="P42"><text:s text:c="15"/>10 WS-MHM-SEL-TIT-NEWVALUE PIC X(10) VALUE ALL SPACES.</text:p>
      <text:p text:style-name="P42"><text:s text:c="15"/>10 FILLER <text:s text:c="10"/>PIC X(01) VALUE X"0A".</text:p>
      <text:p text:style-name="P42"><text:s text:c="15"/>10 FILLER <text:s text:c="10"/>PIC X(13) VALUE "Nuevo valor: ".</text:p>
      <text:p text:style-name="P42"><text:s text:c="11"/>05 WS-MHM-CONTENT.</text:p>
      <text:p text:style-name="P42"><text:s text:c="15"/>10 FILLER <text:s text:c="14"/>PIC X(11) VALUE "1- Fuerza: ".</text:p>
      <text:p text:style-name="P42"><text:s text:c="15"/>10 WS-MHM-C-STRENGTH <text:s text:c="3"/>PIC 9(02) VALUE ZEROES.</text:p>
      <text:p text:style-name="P42"><text:s text:c="15"/>10 FILLER <text:s text:c="14"/>PIC X(01) VALUE X"0A".</text:p>
      <text:p text:style-name="P42"><text:s text:c="15"/>10 FILLER <text:s text:c="14"/>PIC X(13) VALUE "2- Agilidad: ".</text:p>
      <text:p text:style-name="P42"><text:s text:c="15"/>10 WS-MHM-C-AGILITY <text:s text:c="4"/>PIC 9(02) VALUE ZEROES.</text:p>
      <text:p text:style-name="P42"><text:s text:c="15"/>10 FILLER <text:s text:c="14"/>PIC X(01) VALUE X"0A".</text:p>
      <text:p text:style-name="P42"><text:s text:c="15"/>10 FILLER <text:s text:c="14"/>PIC X(10) VALUE "3- Nivel: ".</text:p>
      <text:p text:style-name="P42"><text:s text:c="15"/>10 WS-MHM-C-LEVEL <text:s text:c="6"/>PIC 9(02) VALUE ZEROES.</text:p>
      <text:p text:style-name="P42"><text:s text:c="15"/>10 FILLER <text:s text:c="14"/>PIC X(01) VALUE X"0A".</text:p>
      <text:p text:style-name="P42"><text:s text:c="15"/>10 FILLER <text:s text:c="14"/>PIC X(16)</text:p>
      <text:p text:style-name="P42"><text:s text:c="41"/>VALUE "4- Puntos Vida: ".</text:p>
      <text:p text:style-name="P42"><text:s text:c="15"/>10 WS-MHM-C-HP <text:s text:c="9"/>PIC 9(02) VALUE ZEROES.</text:p>
      <text:p text:style-name="P42"><text:s text:c="11"/>05 WS-MHM-FOOTER.</text:p>
      <text:p text:style-name="P42"><text:s text:c="15"/>10 FILLER <text:s text:c="14"/>PIC X(01) VALUE X"0A".</text:p>
      <text:p text:style-name="P42"><text:s text:c="15"/>10 FILLER <text:s text:c="14"/>PIC X(09) VALUE "0- Salir".</text:p>
      <text:p text:style-name="P42"><text:s text:c="7"/>01 WS-PAUSE-MECHANISM.</text:p>
      <text:p text:style-name="P42"><text:s text:c="11"/>05 WS-PM-NOW-1.</text:p>
      <text:p text:style-name="P42"><text:s text:c="15"/>10 WS-PM-NOW-1-DATE <text:s text:c="4"/>PIC 9(08) VALUE ZERO.</text:p>
      <text:p text:style-name="P42"><text:s text:c="15"/>10 WS-PM-NOW-1-TIME <text:s text:c="4"/>PIC 9(08) VALUE ZERO.</text:p>
      <text:p text:style-name="P42"><text:s text:c="11"/>05 WS-PM-NOW-2.</text:p>
      <text:p text:style-name="P42"><text:s text:c="15"/>10 WS-PM-NOW-2-DATE <text:s text:c="4"/>PIC 9(08) VALUE ZERO.</text:p>
      <text:p text:style-name="P42"><text:s text:c="15"/>10 WS-PM-NOW-2-TIME <text:s text:c="4"/>PIC 9(08) VALUE ZERO.</text:p>
      <text:p text:style-name="P42"><text:s text:c="11"/>05 WS-PM-WRK-ONE-DAY <text:s text:c="7"/>PIC 9(08) VALUE ZERO.</text:p>
      <text:p text:style-name="P42"><text:s text:c="11"/>05 WS-PM-DELTA-TIME <text:s text:c="8"/>PIC 9(08) VALUE ZERO.</text:p>
      <text:p text:style-name="P42"><text:s text:c="7"/>01 WS-CREDITS.</text:p>
      <text:p text:style-name="P42"><text:soft-page-break/><text:s text:c="11"/>05 WS-C-ARR <text:s text:c="15"/>PIC X(42) OCCURS 88 TIMES</text:p>
      <text:p text:style-name="P42"><text:s text:c="40"/>VALUE SPACES.</text:p>
      <text:p text:style-name="P42"><text:s text:c="11"/>05 WS-C-POS <text:s text:c="15"/>PIC 9(02) VALUE 1.</text:p>
      <text:p text:style-name="P42"><text:s text:c="11"/>05 WS-C-I <text:s text:c="17"/>PIC 9(02) VALUE 1.</text:p>
      <text:p text:style-name="P42"><text:s text:c="11"/>05 WS-C-SCREEN-LINE <text:s text:c="7"/>PIC 9(02) VALUE 1.</text:p>
      <text:p text:style-name="P42"><text:s text:c="11"/>05 WS-C-FINAL-POS <text:s text:c="9"/>PIC 9(02) VALUE 0.</text:p>
      <text:p text:style-name="P42"><text:s text:c="7"/>SCREEN SECTION.</text:p>
      <text:p text:style-name="P42"><text:s text:c="7"/>01 SS-CLEAR-SCREEN.</text:p>
      <text:p text:style-name="P42"><text:s text:c="11"/>05 BLANK SCREEN.</text:p>
      <text:p text:style-name="P42"><text:s text:c="7"/>01 SS-INTRO.</text:p>
      <text:p text:style-name="P42"><text:s text:c="11"/>05 SS-TITLE-1.</text:p>
      <text:p text:style-name="P42"><text:s text:c="15"/>10 LINE 02 COL 10 VALUE "______" FOREGROUND-COLOR IS 6.</text:p>
      <text:p text:style-name="P42"><text:s text:c="15"/>10 LINE 03 COL 10 VALUE "| <text:s/>_ <text:s/>\" FOREGROUND-COLOR IS 6.</text:p>
      <text:p text:style-name="P42"><text:s text:c="15"/>10 LINE 04 COL 10 VALUE</text:p>
      <text:p text:style-name="P42"><text:s text:c="17"/>"| | | |_ <text:s text:c="2"/>_ _ __ <text:s text:c="2"/>__ _ <text:s/>___ <text:s/>___ <text:s/>_ __"</text:p>
      <text:p text:style-name="P42"><text:s text:c="17"/>FOREGROUND-COLOR IS 6.</text:p>
      <text:p text:style-name="P42"><text:s text:c="15"/>10 LINE 05 COL 10 VALUE</text:p>
      <text:p text:style-name="P42"><text:s text:c="17"/>"| | | | | | | '_ \ / _` |/ _ \/ _ \| '_ \"</text:p>
      <text:p text:style-name="P42"><text:s text:c="17"/>FOREGROUND-COLOR IS 6.</text:p>
      <text:p text:style-name="P42"><text:s text:c="15"/>10 LINE 06 COL 10 VALUE</text:p>
      <text:p text:style-name="P42"><text:s text:c="17"/>"| |/ /| |_| | | | | (_| | <text:s/>__/ (_) | | | |"</text:p>
      <text:p text:style-name="P42"><text:s text:c="17"/>FOREGROUND-COLOR IS 6.</text:p>
      <text:p text:style-name="P42"><text:s text:c="15"/>10 LINE 07 COL 10 VALUE</text:p>
      <text:p text:style-name="P42"><text:s text:c="17"/>"|___/ <text:s/>\__,_|_| |_|\__, |\___|\___/|_| |_|"</text:p>
      <text:p text:style-name="P42"><text:s text:c="17"/>FOREGROUND-COLOR IS 6.</text:p>
      <text:p text:style-name="P42"><text:s text:c="15"/>10 LINE 08 COL 10 VALUE " <text:s text:c="19"/>__/ |"</text:p>
      <text:p text:style-name="P42"><text:s text:c="15"/>FOREGROUND-COLOR IS 6.</text:p>
      <text:p text:style-name="P42"><text:s text:c="15"/>10 LINE 09 COL 10 VALUE " <text:s text:c="18"/>|___/"</text:p>
      <text:p text:style-name="P42"><text:s text:c="15"/>FOREGROUND-COLOR IS 6.</text:p>
      <text:p text:style-name="P42"><text:s text:c="11"/>05 SS-TITLE-2.</text:p>
      <text:p text:style-name="P42"><text:s text:c="15"/>10 LINE 10 COL 10 VALUE</text:p>
      <text:p text:style-name="P42"><text:s text:c="17"/>" <text:s text:c="10"/>_____ <text:s text:c="19"/>_"</text:p>
      <text:p text:style-name="P42"><text:soft-page-break/><text:s text:c="17"/>FOREGROUND-COLOR IS 6.</text:p>
      <text:p text:style-name="P42"><text:s text:c="15"/>10 LINE 11 COL 10 VALUE</text:p>
      <text:p text:style-name="P42"><text:s text:c="17"/>" <text:s text:c="9"/>/ <text:s/>__ \ <text:s text:c="17"/>| |"</text:p>
      <text:p text:style-name="P42"><text:s text:c="17"/>FOREGROUND-COLOR IS 6.</text:p>
      <text:p text:style-name="P42"><text:s text:c="15"/>10 LINE 12 COL 10 VALUE</text:p>
      <text:p text:style-name="P42"><text:s text:c="17"/>" <text:s text:c="9"/>| / <text:s/>\/_ __ __ ___ <text:s text:c="5"/>_| | ___ _ __ ©"</text:p>
      <text:p text:style-name="P42"><text:s text:c="17"/>FOREGROUND-COLOR IS 6.</text:p>
      <text:p text:style-name="P42"><text:s text:c="15"/>10 LINE 13 COL 10 VALUE</text:p>
      <text:p text:style-name="P42"><text:s text:c="17"/>" <text:s text:c="9"/>| | <text:s text:c="2"/>| '__/ _` \ \ /\ / / |/ _ \ '__|"</text:p>
      <text:p text:style-name="P42"><text:s text:c="17"/>FOREGROUND-COLOR IS 6.</text:p>
      <text:p text:style-name="P42"><text:s text:c="15"/>10 LINE 14 COL 10 VALUE</text:p>
      <text:p text:style-name="P42"><text:s text:c="17"/>" <text:s text:c="9"/>| \__/\ | | (_| |\ V <text:s/>V /| | <text:s/>__/ |"</text:p>
      <text:p text:style-name="P42"><text:s text:c="17"/>FOREGROUND-COLOR IS 6.</text:p>
      <text:p text:style-name="P42"><text:s text:c="15"/>10 LINE 15 COL 10 VALUE</text:p>
      <text:p text:style-name="P42"><text:s text:c="17"/>" <text:s text:c="10"/>\____/_| <text:s/>\__,_| \_/\_/ |_|\___|_|"</text:p>
      <text:p text:style-name="P42"><text:s text:c="17"/>FOREGROUND-COLOR IS 6.</text:p>
      <text:p text:style-name="P42"><text:s text:c="11"/>05 SS-TITLE-3.</text:p>
      <text:p text:style-name="P42"><text:s text:c="15"/>10 LINE 18 COL 40 VALUE</text:p>
      <text:p text:style-name="P42"><text:s text:c="17"/>"Hecho por Juan Ramon &amp; Juanjo Sanchez"</text:p>
      <text:p text:style-name="P42"><text:s text:c="17"/>FOREGROUND-COLOR IS 2.</text:p>
      <text:p text:style-name="P42"><text:s text:c="11"/>05 SS-TITLE-4.</text:p>
      <text:p text:style-name="P42"><text:s text:c="15"/>10 LINE 20 COL 15 VALUE</text:p>
      <text:p text:style-name="P42"><text:s text:c="17"/>" <text:s text:c="13"/>/&gt;" FOREGROUND-COLOR IS 3.</text:p>
      <text:p text:style-name="P42"><text:s text:c="15"/>10 LINE 21 COL 15 VALUE</text:p>
      <text:p text:style-name="P42"><text:s text:c="17"/>" () <text:s text:c="9"/>//----------------------------------("</text:p>
      <text:p text:style-name="P42"><text:s text:c="17"/>FOREGROUND-COLOR IS 3.</text:p>
      <text:p text:style-name="P42"><text:s text:c="15"/>10 LINE 22 COL 15 VALUE</text:p>
      <text:p text:style-name="P42"><text:s text:c="17"/>"(*)OXOXOX(*&gt; <text:s text:c="5"/>PULSE ENTER PARA CONTINUAR <text:s text:c="5"/>\".</text:p>
      <text:p text:style-name="P42"><text:s text:c="15"/>10 LINE 23 COL 15 VALUE</text:p>
      <text:p text:style-name="P42"><text:s text:c="18"/>"() <text:s text:c="9"/>\\------------------------------------)"</text:p>
      <text:p text:style-name="P42"><text:s text:c="18"/>FOREGROUND-COLOR IS 3.</text:p>
      <text:p text:style-name="P42"><text:s text:c="15"/>10 LINE 24 COL 15 VALUE</text:p>
      <text:p text:style-name="P42"><text:soft-page-break/><text:s text:c="17"/>" <text:s text:c="13"/>\&gt;" FOREGROUND-COLOR IS 3 BEEP.</text:p>
      <text:p text:style-name="P42"><text:s text:c="11"/>05 PIC X USING WS-AUX-ALPHA.</text:p>
      <text:p text:style-name="P42"><text:s text:c="6"/>******************************************************************</text:p>
      <text:p text:style-name="P42"><text:s text:c="7"/>PROCEDURE DIVISION.</text:p>
      <text:p text:style-name="P42"><text:s text:c="7"/>MAIN-PROCEDURE.</text:p>
      <text:p text:style-name="P42"><text:s text:c="11"/>PERFORM INIT--WS-HEROES-R--CONTENT</text:p>
      <text:p text:style-name="P42"><text:s text:c="11"/>IF WS-M-FS-OK THEN</text:p>
      <text:p text:style-name="P42"><text:s text:c="15"/>IF WS-M-FS-OK THEN</text:p>
      <text:p text:style-name="P42"><text:s text:c="19"/>PERFORM INI--WS-IMG-FIGHT</text:p>
      <text:p text:style-name="P42"><text:s text:c="19"/>PERFORM INI-CREDITS-ARRAY</text:p>
      <text:p text:style-name="P42"><text:s text:c="19"/>PERFORM DISPLAY-INTRO</text:p>
      <text:p text:style-name="P42"><text:s text:c="19"/>PERFORM DISPLAY-MAIN-MENU UNTIL WS-MM-OP-EXIT</text:p>
      <text:p text:style-name="P42"><text:s text:c="15"/>END-IF</text:p>
      <text:p text:style-name="P42"><text:s text:c="11"/>END-IF</text:p>
      <text:p text:style-name="P42"/>
      <text:p text:style-name="P42"><text:s text:c="11"/>GO TO STOP-RUN.</text:p>
      <text:p text:style-name="P42"><text:s text:c="6"/>******************************************************************</text:p>
      <text:p text:style-name="P42"><text:s text:c="6"/>* == [DISPLAY-MAIN-MENU] ===================================BEGIN=</text:p>
      <text:p text:style-name="P42"><text:s text:c="7"/>DISPLAY-MAIN-MENU.</text:p>
      <text:p text:style-name="P42"><text:s text:c="11"/>PERFORM SET-MAIN-MENU-ERROR</text:p>
      <text:p text:style-name="P42"><text:s text:c="11"/>IF WS-H-R-CURRENT &gt; 0 THEN</text:p>
      <text:p text:style-name="P42"><text:s text:c="15"/>SET WS-SELECTED-HERO-OPTION TO TRUE</text:p>
      <text:p text:style-name="P42"><text:s text:c="15"/>MOVE WS-SHOW-SELECTED-HERO-OPTION TO WS-MM-PREFIX</text:p>
      <text:p text:style-name="P42"><text:s text:c="15"/>MOVE WS-H-R-ID(WS-H-R-CURRENT) TO WS-MM-HERO-ID</text:p>
      <text:p text:style-name="P42"><text:s text:c="11"/>ELSE</text:p>
      <text:p text:style-name="P42"><text:s text:c="15"/>SET WS-RESET-SELECTED-HERO-OPTION TO TRUE</text:p>
      <text:p text:style-name="P42"><text:s text:c="15"/>MOVE WS-SHOW-SELECTED-HERO-OPTION TO WS-MM-PREFIX</text:p>
      <text:p text:style-name="P42"><text:s text:c="15"/>MOVE SPACE TO WS-MM-HERO-ID</text:p>
      <text:p text:style-name="P42"><text:s text:c="11"/>END-IF.</text:p>
      <text:p text:style-name="P42"><text:s text:c="11"/>DISPLAY WS-MM LINE 1 COL 1.</text:p>
      <text:p text:style-name="P42"/>
      <text:p text:style-name="P42"><text:s text:c="11"/>SET WS-RESET-VALID-OPTION TO TRUE</text:p>
      <text:p text:style-name="P42"><text:soft-page-break/><text:s text:c="11"/>ACCEPT WS-MM-OPTION LINE WS-ICSP-1-LINE COL WS-ICSP-1-COL.</text:p>
      <text:p text:style-name="P42"><text:s text:c="11"/>DISPLAY SS-CLEAR-SCREEN.</text:p>
      <text:p text:style-name="P42"/>
      <text:p text:style-name="P42"><text:s text:c="11"/>EVALUATE TRUE</text:p>
      <text:p text:style-name="P42"><text:s text:c="11"/>WHEN WS-MM-OP-SELECT</text:p>
      <text:p text:style-name="P42"><text:s text:c="15"/>PERFORM DISPLAY-SELECT-HERO</text:p>
      <text:p text:style-name="P42"><text:s text:c="11"/>WHEN WS-MM-OP-MODIFY</text:p>
      <text:p text:style-name="P42"><text:s text:c="15"/>IF WS-H-R-CURRENT &gt; 0 THEN</text:p>
      <text:p text:style-name="P42"><text:s text:c="19"/>PERFORM DISPLAY-MODIFY-HERO</text:p>
      <text:p text:style-name="P42"><text:s text:c="15"/>ELSE</text:p>
      <text:p text:style-name="P42"><text:s text:c="19"/>SET WS-MISSING-STEPS-OPTION TO TRUE</text:p>
      <text:p text:style-name="P42"><text:s text:c="15"/>END-IF</text:p>
      <text:p text:style-name="P42"><text:s text:c="11"/>WHEN WS-MM-OP-PLAY</text:p>
      <text:p text:style-name="P42"><text:s text:c="15"/>IF WS-H-R-CURRENT &gt; 0 THEN</text:p>
      <text:p text:style-name="P42"><text:s text:c="19"/>PERFORM PLAY</text:p>
      <text:p text:style-name="P42"><text:s text:c="15"/>ELSE</text:p>
      <text:p text:style-name="P42"><text:s text:c="19"/>SET WS-MISSING-STEPS-OPTION TO TRUE</text:p>
      <text:p text:style-name="P42"><text:s text:c="15"/>END-IF</text:p>
      <text:p text:style-name="P42"><text:s text:c="11"/>WHEN WS-MM-OP-EXIT</text:p>
      <text:p text:style-name="P42"><text:s text:c="15"/>PERFORM EXIT-GAME</text:p>
      <text:p text:style-name="P42"><text:s text:c="11"/>WHEN OTHER</text:p>
      <text:p text:style-name="P42"><text:s text:c="15"/>SET WS-INVALID-OPTION TO TRUE</text:p>
      <text:p text:style-name="P42"><text:s text:c="11"/>END-EVALUATE</text:p>
      <text:p text:style-name="P42"><text:s text:c="11"/>DISPLAY SS-CLEAR-SCREEN.</text:p>
      <text:p text:style-name="P42"><text:s text:c="6"/>******************************************************************</text:p>
      <text:p text:style-name="P42"><text:s text:c="7"/>SET-MAIN-MENU-ERROR.</text:p>
      <text:p text:style-name="P42"><text:s text:c="11"/>MOVE WS-VALID-OPTION TO WS-MM-ERROR.</text:p>
      <text:p text:style-name="P42"><text:s text:c="6"/>******************************************************************</text:p>
      <text:p text:style-name="P42"><text:s text:c="7"/>DISPLAY-SELECT-HERO.</text:p>
      <text:p text:style-name="P42"><text:s text:c="11"/>SET WS-RESET-VALID-OPTION TO TRUE.</text:p>
      <text:p text:style-name="P42"><text:s text:c="11"/>PERFORM DISPLAY-HEROES-MENU UNTIL WS-H-OP-EXIT OR</text:p>
      <text:p text:style-name="P42"><text:s text:c="13"/>(1 &lt;= WS-H-OPTION AND WS-H-OPTION &lt;= WS-H-R-LENGTH)</text:p>
      <text:p text:style-name="P42"><text:soft-page-break/><text:s text:c="11"/>IF NOT WS-H-OP-EXIT THEN</text:p>
      <text:p text:style-name="P42"><text:s text:c="15"/>MOVE WS-H-OPTION TO WS-H-R-CURRENT</text:p>
      <text:p text:style-name="P42"><text:s text:c="11"/>END-IF</text:p>
      <text:p text:style-name="P42"><text:s text:c="11"/>SET WS-H-OP-CONTINUE TO TRUE.</text:p>
      <text:p text:style-name="P42"><text:s text:c="11"/>SET WS-RESET-VALID-OPTION TO TRUE.</text:p>
      <text:p text:style-name="P42"><text:s text:c="6"/>******************************************************************</text:p>
      <text:p text:style-name="P42"><text:s text:c="7"/>DISPLAY--WS-HEROES-R.</text:p>
      <text:p text:style-name="P42"><text:s text:c="11"/>IF WS-H-R-INDEX = WS-H-R-CURRENT THEN</text:p>
      <text:p text:style-name="P42"><text:s text:c="15"/>MOVE "*" TO WS-HMC-SELECTED</text:p>
      <text:p text:style-name="P42"><text:s text:c="11"/>ELSE</text:p>
      <text:p text:style-name="P42"><text:s text:c="15"/>MOVE SPACE TO WS-HMC-SELECTED</text:p>
      <text:p text:style-name="P42"><text:s text:c="11"/>END-IF</text:p>
      <text:p text:style-name="P42"/>
      <text:p text:style-name="P42"><text:s text:c="11"/>MOVE WS-H-R-INDEX TO WS-HMC-INDEX</text:p>
      <text:p text:style-name="P42"><text:s text:c="11"/>MOVE WS-H-R-ID(WS-H-R-INDEX) TO WS-HMC-ID</text:p>
      <text:p text:style-name="P42"><text:s text:c="11"/>MOVE WS-H-R-STRENGTH(WS-H-R-INDEX) TO WS-HMC-STRENGTH</text:p>
      <text:p text:style-name="P42"><text:s text:c="11"/>MOVE WS-H-R-AGILITY(WS-H-R-INDEX) TO WS-HMC-AGILITY</text:p>
      <text:p text:style-name="P42"><text:s text:c="11"/>MOVE WS-H-R-LEVEL(WS-H-R-INDEX) TO WS-HMC-LEVEL</text:p>
      <text:p text:style-name="P42"><text:s text:c="11"/>MOVE WS-H-R-HP(WS-H-R-INDEX) TO WS-HMC-HP</text:p>
      <text:p text:style-name="P42"/>
      <text:p text:style-name="P42"><text:s text:c="11"/>MOVE WS-H-R-PROFESSION(WS-H-R-INDEX)</text:p>
      <text:p text:style-name="P42"><text:s text:c="13"/>TO WS-HERO-PROFESSION</text:p>
      <text:p text:style-name="P42"/>
      <text:p text:style-name="P42"><text:s text:c="11"/>EVALUATE TRUE</text:p>
      <text:p text:style-name="P42"><text:s text:c="11"/>WHEN WS-H-P-GUERRERO</text:p>
      <text:p text:style-name="P42"><text:s text:c="15"/>MOVE "GUERRERO" TO WS-HMC-PROFESSION</text:p>
      <text:p text:style-name="P42"><text:s text:c="11"/>WHEN WS-H-P-ARQUERO</text:p>
      <text:p text:style-name="P42"><text:s text:c="15"/>MOVE "ARQUERO " TO WS-HMC-PROFESSION</text:p>
      <text:p text:style-name="P42"><text:s text:c="11"/>WHEN WS-H-P-MAGO</text:p>
      <text:p text:style-name="P42"><text:s text:c="15"/>MOVE " <text:s/>MAGO <text:s/>" TO WS-HMC-PROFESSION</text:p>
      <text:p text:style-name="P42"><text:s text:c="11"/>END-EVALUATE</text:p>
      <text:p text:style-name="P42"/>
      <text:p text:style-name="P42"><text:soft-page-break/><text:s text:c="11"/>ADD 1 TO WS-AUX-NUMBER.</text:p>
      <text:p text:style-name="P42"><text:s text:c="11"/>DISPLAY WS-HEROES-MENU-CONTENT</text:p>
      <text:p text:style-name="P42"><text:s text:c="13"/>LINE WS-AUX-NUMBER COL 1.</text:p>
      <text:p text:style-name="P42"><text:s text:c="6"/>******************************************************************</text:p>
      <text:p text:style-name="P42"><text:s text:c="7"/>DISPLAY-HEROES-MENU.</text:p>
      <text:p text:style-name="P42"><text:s text:c="11"/>PERFORM SET-LIST-HEROES-MENU-TO-ERROR.</text:p>
      <text:p text:style-name="P42"><text:s text:c="11"/>PERFORM DISPLAY-HEROES-MENU-TITLE.</text:p>
      <text:p text:style-name="P42"><text:s text:c="11"/>PERFORM DISPLAY-HEROES-MENU-CONTENT.</text:p>
      <text:p text:style-name="P42"><text:s text:c="11"/>PERFORM DISPLAY-HEROES-MENU-FOOTER.</text:p>
      <text:p text:style-name="P42"><text:s text:c="11"/>ACCEPT WS-H-OPTION LINE WS-ICSP-1-LINE COL WS-ICSP-1-COL.</text:p>
      <text:p text:style-name="P42"/>
      <text:p text:style-name="P42"><text:s text:c="11"/>IF NOT (1 &lt;= WS-H-OPTION AND WS-H-OPTION &lt;= WS-H-R-LENGTH)</text:p>
      <text:p text:style-name="P42"><text:s text:c="13"/>THEN</text:p>
      <text:p text:style-name="P42"><text:s text:c="15"/>SET WS-INVALID-OPTION TO TRUE</text:p>
      <text:p text:style-name="P42"><text:s text:c="11"/>ELSE</text:p>
      <text:p text:style-name="P42"><text:s text:c="15"/>SET WS-RESET-VALID-OPTION TO TRUE</text:p>
      <text:p text:style-name="P42"><text:s text:c="11"/>END-IF</text:p>
      <text:p text:style-name="P42"><text:s text:c="11"/>DISPLAY SS-CLEAR-SCREEN.</text:p>
      <text:p text:style-name="P42"><text:s text:c="6"/>******************************************************************</text:p>
      <text:p text:style-name="P42"><text:s text:c="7"/>DISPLAY-HEROES-MENU-TITLE.</text:p>
      <text:p text:style-name="P42"><text:s text:c="11"/>DISPLAY WS-HEROES-MENU-TITLE LINE 1 COL 1.</text:p>
      <text:p text:style-name="P42"><text:s text:c="6"/>******************************************************************</text:p>
      <text:p text:style-name="P42"><text:s text:c="7"/>DISPLAY-HEROES-MENU-CONTENT.</text:p>
      <text:p text:style-name="P42"><text:s text:c="11"/>MOVE WS-HEROES-MENU-TITLE-SHIFT TO WS-AUX-NUMBER.</text:p>
      <text:p text:style-name="P42"><text:s text:c="11"/>ADD WS-HEROES-MENU-CONTENT-SHIFT TO WS-AUX-NUMBER.</text:p>
      <text:p text:style-name="P42"/>
      <text:p text:style-name="P42"><text:s text:c="11"/>PERFORM DISPLAY--WS-HEROES-R VARYING WS-H-R-INDEX</text:p>
      <text:p text:style-name="P42"><text:s text:c="13"/>FROM 1 BY 1 UNTIL WS-H-R-INDEX &gt; WS-H-R-LENGTH.</text:p>
      <text:p text:style-name="P42"><text:s text:c="6"/>******************************************************************</text:p>
      <text:p text:style-name="P42"><text:s text:c="7"/>DISPLAY-HEROES-MENU-FOOTER.</text:p>
      <text:p text:style-name="P42"><text:s text:c="11"/>COMPUTE WS-AUX-NUMBER = WS-HEROES-MENU-TITLE-SHIFT</text:p>
      <text:p text:style-name="P42"><text:s text:c="13"/>+ WS-HEROES-MENU-CONTENT-SHIFT + WS-H-R-LENGTH + 1.</text:p>
      <text:p text:style-name="P42"><text:soft-page-break/><text:s text:c="11"/>DISPLAY WS-HEROES-MENU-FOOTER</text:p>
      <text:p text:style-name="P42"><text:s text:c="13"/>LINE WS-AUX-NUMBER COL 1.</text:p>
      <text:p text:style-name="P42"><text:s text:c="6"/>******************************************************************</text:p>
      <text:p text:style-name="P42"><text:s text:c="7"/>SET-LIST-HEROES-MENU-TO-ERROR.</text:p>
      <text:p text:style-name="P42"><text:s text:c="10"/>MOVE WS-VALID-OPTION TO WS-HM-ERROR.</text:p>
      <text:p text:style-name="P42"><text:s text:c="6"/>******************************************************************</text:p>
      <text:p text:style-name="P42"><text:s text:c="7"/>DISPLAY-MODIFY-HERO.</text:p>
      <text:p text:style-name="P42"><text:s text:c="11"/>SET WS-MHM-OP-CONTINUE TO TRUE</text:p>
      <text:p text:style-name="P42"><text:s text:c="11"/>SET WS-RESET-VALID-OPTION TO TRUE</text:p>
      <text:p text:style-name="P42"><text:s text:c="11"/>PERFORM DISPLAY-MOD-HEROES-MENU UNTIL WS-MHM-OP-EXIT</text:p>
      <text:p text:style-name="P42"><text:s text:c="11"/>SET WS-RESET-VALID-OPTION TO TRUE.</text:p>
      <text:p text:style-name="P42"><text:s text:c="6"/>******************************************************************</text:p>
      <text:p text:style-name="P42"><text:s text:c="7"/>PLAY.</text:p>
      <text:p text:style-name="P42"><text:s text:c="11"/>PERFORM INIT--WS-MONSTERS-R--CONTENT</text:p>
      <text:p text:style-name="P42"><text:s text:c="11"/>IF WS-H-R-CURRENT &gt; 0 THEN</text:p>
      <text:p text:style-name="P42"><text:s text:c="15"/>IF WS-M-R-LENGTH &gt; 0 THEN</text:p>
      <text:p text:style-name="P42"><text:s text:c="19"/>MOVE 1 TO WS-M-R-CURRENT</text:p>
      <text:p text:style-name="P42"><text:s text:c="19"/>PERFORM UNTIL</text:p>
      <text:p text:style-name="P42"><text:s text:c="21"/>NOT (WS-H-R-HP(WS-H-R-CURRENT) &gt; 0</text:p>
      <text:p text:style-name="P42"><text:s text:c="21"/>AND WS-M-R-CURRENT &lt;= WS-M-R-LENGTH)</text:p>
      <text:p text:style-name="P42"><text:s text:c="23"/>DISPLAY SS-CLEAR-SCREEN</text:p>
      <text:p text:style-name="P42"><text:s text:c="23"/>PERFORM FIGHT-MONSTER</text:p>
      <text:p text:style-name="P42"><text:s text:c="23"/>ADD 1 TO WS-M-R-CURRENT</text:p>
      <text:p text:style-name="P42"><text:s text:c="19"/>END-PERFORM</text:p>
      <text:p text:style-name="P42"/>
      <text:p text:style-name="P42"><text:s text:c="19"/>IF WS-H-R-HP(WS-H-R-CURRENT) &gt; 0 THEN</text:p>
      <text:p text:style-name="P42"><text:s text:c="23"/>PERFORM WIN</text:p>
      <text:p text:style-name="P42"><text:s text:c="19"/>ELSE</text:p>
      <text:p text:style-name="P42"><text:s text:c="23"/>PERFORM LOSE</text:p>
      <text:p text:style-name="P42"><text:s text:c="19"/>END-IF</text:p>
      <text:p text:style-name="P42"><text:s text:c="15"/>ELSE</text:p>
      <text:p text:style-name="P42"><text:s text:c="19"/>DISPLAY</text:p>
      <text:p text:style-name="P42"><text:soft-page-break/><text:s text:c="21"/>"No quedan mas monstruos contra los que luchar"</text:p>
      <text:p text:style-name="P42"><text:s text:c="21"/>LINE 22 COL 1</text:p>
      <text:p text:style-name="P42"/>
      <text:p text:style-name="P42"><text:s text:c="21"/>PERFORM PRESS-KEY-TO-CONTINUE</text:p>
      <text:p text:style-name="P42"><text:s text:c="15"/>END-IF</text:p>
      <text:p text:style-name="P42"><text:s text:c="11"/>ELSE</text:p>
      <text:p text:style-name="P42"><text:s text:c="15"/>DISPLAY "Debes de seleccionar un heroe primero!"</text:p>
      <text:p text:style-name="P42"><text:s text:c="17"/>LINE 22 COL 1</text:p>
      <text:p text:style-name="P42"/>
      <text:p text:style-name="P42"><text:s text:c="17"/>PERFORM PRESS-KEY-TO-CONTINUE</text:p>
      <text:p text:style-name="P42"><text:s text:c="11"/>END-IF.</text:p>
      <text:p text:style-name="P42"><text:s text:c="6"/>******************************************************************</text:p>
      <text:p text:style-name="P42"><text:s text:c="7"/>FIGHT-MONSTER.</text:p>
      <text:p text:style-name="P42"><text:s text:c="11"/>PERFORM UNTIL WS-H-R-HP(WS-H-R-CURRENT) = 0</text:p>
      <text:p text:style-name="P42"><text:s text:c="13"/>OR WS-M-R-HP(WS-M-R-CURRENT) = 0</text:p>
      <text:p text:style-name="P42"><text:s text:c="15"/>DISPLAY "LUCHA POR TU VIDA !!"</text:p>
      <text:p text:style-name="P42"><text:s text:c="17"/>LINE 1 COL 1</text:p>
      <text:p text:style-name="P42"><text:s text:c="15"/>DISPLAY "--------------------"</text:p>
      <text:p text:style-name="P42"><text:s text:c="17"/>LINE 2 COL 1</text:p>
      <text:p text:style-name="P42"><text:s text:c="15"/>DISPLAY "LUCHAS CONTRA EL MONSTRUO CON ID: "</text:p>
      <text:p text:style-name="P42"><text:s text:c="17"/>LINE 4 COL 1</text:p>
      <text:p text:style-name="P42"><text:s text:c="15"/>DISPLAY WS-M-R-PROFESSION(WS-M-R-CURRENT)</text:p>
      <text:p text:style-name="P42"><text:s text:c="17"/>LINE 4 COL 35</text:p>
      <text:p text:style-name="P42"><text:s text:c="15"/>DISPLAY ", CON FUERZA: "</text:p>
      <text:p text:style-name="P42"><text:s text:c="17"/>LINE 4 COL 37</text:p>
      <text:p text:style-name="P42"><text:s text:c="15"/>DISPLAY WS-M-R-STRENGTH(WS-M-R-CURRENT)</text:p>
      <text:p text:style-name="P42"><text:s text:c="17"/>LINE 4 COL 51</text:p>
      <text:p text:style-name="P42"><text:s text:c="15"/>DISPLAY "TIENES HP: "</text:p>
      <text:p text:style-name="P42"><text:s text:c="17"/>LINE 5 COL 1</text:p>
      <text:p text:style-name="P42"><text:s text:c="15"/>DISPLAY WS-H-R-HP(WS-H-R-CURRENT)</text:p>
      <text:p text:style-name="P42"><text:s text:c="17"/>LINE 5 COL 12</text:p>
      <text:p text:style-name="P42"><text:s text:c="15"/>DISPLAY ", CON FUERZA: "</text:p>
      <text:p text:style-name="P42"><text:soft-page-break/><text:s text:c="17"/>LINE 5 COL 14</text:p>
      <text:p text:style-name="P42"><text:s text:c="15"/>DISPLAY WS-H-R-STRENGTH(WS-H-R-CURRENT)</text:p>
      <text:p text:style-name="P42"><text:s text:c="17"/>LINE 5 COL 28</text:p>
      <text:p text:style-name="P42"/>
      <text:p text:style-name="P42"><text:s text:c="15"/>IF WS-H-R-STRENGTH(WS-H-R-CURRENT)</text:p>
      <text:p text:style-name="P42"><text:s text:c="19"/>&gt; WS-M-R-STRENGTH(WS-M-R-CURRENT) THEN</text:p>
      <text:p text:style-name="P42"><text:s text:c="19"/>COMPUTE WS-AUX-NUMBER =</text:p>
      <text:p text:style-name="P42"><text:s text:c="23"/>WS-M-R-HP(WS-M-R-CURRENT)</text:p>
      <text:p text:style-name="P42"><text:s text:c="23"/>- WS-H-R-STRENGTH(WS-H-R-CURRENT)</text:p>
      <text:p text:style-name="P42"><text:s text:c="19"/>IF WS-AUX-NUMBER &lt; 0 THEN</text:p>
      <text:p text:style-name="P42"><text:s text:c="23"/>MOVE 0 TO WS-M-R-HP(WS-M-R-CURRENT)</text:p>
      <text:p text:style-name="P42"><text:s text:c="19"/>ELSE</text:p>
      <text:p text:style-name="P42"><text:s text:c="23"/>MOVE WS-AUX-NUMBER TO WS-M-R-HP(WS-M-R-CURRENT)</text:p>
      <text:p text:style-name="P42"><text:s text:c="19"/>END-IF</text:p>
      <text:p text:style-name="P42"/>
      <text:p text:style-name="P42"><text:s text:c="19"/>DISPLAY "HAS HERIDO AL MONSTRUO, TIENE HP: "</text:p>
      <text:p text:style-name="P42"><text:s text:c="21"/>LINE 6 COL 1</text:p>
      <text:p text:style-name="P42"><text:s text:c="19"/>DISPLAY WS-M-R-HP(WS-M-R-CURRENT)</text:p>
      <text:p text:style-name="P42"><text:s text:c="21"/>LINE 6 COL 35</text:p>
      <text:p text:style-name="P42"><text:s text:c="15"/>ELSE</text:p>
      <text:p text:style-name="P42"><text:s text:c="19"/>COMPUTE WS-AUX-NUMBER =</text:p>
      <text:p text:style-name="P42"><text:s text:c="23"/>WS-H-R-HP(WS-H-R-CURRENT)</text:p>
      <text:p text:style-name="P42"><text:s text:c="23"/>- WS-M-R-STRENGTH(WS-M-R-CURRENT)</text:p>
      <text:p text:style-name="P42"><text:s text:c="19"/>IF WS-AUX-NUMBER &lt; 0 THEN</text:p>
      <text:p text:style-name="P42"><text:s text:c="23"/>MOVE 0 TO WS-H-R-HP(WS-H-R-CURRENT)</text:p>
      <text:p text:style-name="P42"><text:s text:c="19"/>ELSE</text:p>
      <text:p text:style-name="P42"><text:s text:c="23"/>MOVE WS-AUX-NUMBER TO WS-H-R-HP(WS-H-R-CURRENT)</text:p>
      <text:p text:style-name="P42"><text:s text:c="19"/>END-IF</text:p>
      <text:p text:style-name="P42"/>
      <text:p text:style-name="P42"><text:s text:c="19"/>DISPLAY "TE HA HERIDO EL MONSTRUO, TIENES HP: "</text:p>
      <text:p text:style-name="P42"><text:s text:c="21"/>LINE 6 COL 1</text:p>
      <text:p text:style-name="P42"><text:s text:c="19"/>DISPLAY WS-H-R-HP(WS-H-R-CURRENT)</text:p>
      <text:p text:style-name="P42"><text:soft-page-break/><text:s text:c="23"/>LINE 6 COL 38</text:p>
      <text:p text:style-name="P42"><text:s text:c="15"/>END-IF</text:p>
      <text:p text:style-name="P42"><text:s text:c="15"/>PERFORM FIGHT-MONSTER-ANIMATION</text:p>
      <text:p text:style-name="P42"><text:s text:c="11"/>END-PERFORM.</text:p>
      <text:p text:style-name="P42"><text:s text:c="6"/>******************************************************************</text:p>
      <text:p text:style-name="P42"><text:s text:c="7"/>EXIT-GAME.</text:p>
      <text:p text:style-name="P42"><text:s text:c="11"/>PERFORM DISPLAY-CREDITS-MOVE.</text:p>
      <text:p text:style-name="P42"><text:s text:c="6"/>* == [DISPLAY-MAIN-MENU] =====================================END=</text:p>
      <text:p text:style-name="P42"/>
      <text:p text:style-name="P42"><text:s text:c="6"/>******************************************************************</text:p>
      <text:p text:style-name="P42"><text:s text:c="6"/>* == [INIT--WS-HEROES-R--CONTENT] ==========================BEGIN=</text:p>
      <text:p text:style-name="P42"><text:s text:c="7"/>INIT--WS-HEROES-R--CONTENT.</text:p>
      <text:p text:style-name="P42"><text:s text:c="11"/>OPEN INPUT HEROES-FILE.</text:p>
      <text:p text:style-name="P42"><text:s text:c="11"/>IF NOT WS-H-FS-OK THEN</text:p>
      <text:p text:style-name="P42"><text:s text:c="15"/>PERFORM ERROR-OPENING-HEROES</text:p>
      <text:p text:style-name="P42"><text:s text:c="11"/>ELSE</text:p>
      <text:p text:style-name="P42"><text:s text:c="15"/>PERFORM SET--WS-HEROES-R--CONTENT</text:p>
      <text:p text:style-name="P42"><text:s text:c="15"/>CLOSE HEROES-FILE</text:p>
      <text:p text:style-name="P42"><text:s text:c="11"/>END-IF.</text:p>
      <text:p text:style-name="P42"><text:s text:c="6"/>******************************************************************</text:p>
      <text:p text:style-name="P42"><text:s text:c="7"/>SET--WS-HEROES-R--CONTENT.</text:p>
      <text:p text:style-name="P42"><text:s text:c="11"/>MOVE 0 TO WS-H-R-LENGTH.</text:p>
      <text:p text:style-name="P42"><text:s text:c="11"/>PERFORM READ-FILE-HEROES VARYING WS-H-R-INDEX FROM 1 BY 1</text:p>
      <text:p text:style-name="P42"><text:s text:c="13"/>UNTIL WS-H-FS-EOF OR WS-H-R-INDEX &gt; WS-MAX-HEROES.</text:p>
      <text:p text:style-name="P42"><text:s text:c="6"/>******************************************************************</text:p>
      <text:p text:style-name="P42"><text:s text:c="7"/>READ-FILE-HEROES.</text:p>
      <text:p text:style-name="P42"><text:s text:c="11"/>READ HEROES-FILE INTO WS-HEROES-R(WS-H-R-INDEX)</text:p>
      <text:p text:style-name="P42"><text:s text:c="11"/>AT END</text:p>
      <text:p text:style-name="P42"><text:s text:c="15"/>SET WS-H-FS-EOF TO TRUE</text:p>
      <text:p text:style-name="P42"><text:s text:c="11"/>NOT AT END</text:p>
      <text:p text:style-name="P42"><text:s text:c="15"/>ADD 1 TO WS-H-R-LENGTH</text:p>
      <text:p text:style-name="P42"><text:s text:c="11"/>END-READ.</text:p>
      <text:p text:style-name="P42"><text:soft-page-break/><text:s text:c="6"/>******************************************************************</text:p>
      <text:p text:style-name="P42"><text:s text:c="7"/>ERROR-OPENING-HEROES.</text:p>
      <text:p text:style-name="P42"><text:s text:c="11"/>DISPLAY "["WS-GAME-NAME"] Fichero HEROES no disponible.".</text:p>
      <text:p text:style-name="P42"><text:s text:c="6"/>* == [INIT--WS-HEROES-R--CONTENT] ============================END=</text:p>
      <text:p text:style-name="P42"/>
      <text:p text:style-name="P42"><text:s text:c="6"/>******************************************************************</text:p>
      <text:p text:style-name="P42"><text:s text:c="6"/>* == [INIT--WS-MONSTERS-R--CONTENT] ========================BEGIN=</text:p>
      <text:p text:style-name="P42"><text:s text:c="7"/>INIT--WS-MONSTERS-R--CONTENT.</text:p>
      <text:p text:style-name="P42"><text:s text:c="11"/>OPEN INPUT MONSTERS-FILE.</text:p>
      <text:p text:style-name="P42"><text:s text:c="11"/>IF NOT WS-M-FS-OK THEN</text:p>
      <text:p text:style-name="P42"><text:s text:c="15"/>PERFORM ERROR-OPENING-MONSTERS</text:p>
      <text:p text:style-name="P42"><text:s text:c="11"/>ELSE</text:p>
      <text:p text:style-name="P42"><text:s text:c="15"/>PERFORM SET--WS-MONSTERS-R--CONTENT</text:p>
      <text:p text:style-name="P42"><text:s text:c="15"/>CLOSE MONSTERS-FILE</text:p>
      <text:p text:style-name="P42"><text:s text:c="11"/>END-IF.</text:p>
      <text:p text:style-name="P42"><text:s text:c="6"/>******************************************************************</text:p>
      <text:p text:style-name="P42"><text:s text:c="7"/>SET--WS-MONSTERS-R--CONTENT.</text:p>
      <text:p text:style-name="P42"><text:s text:c="11"/>MOVE 0 TO WS-M-R-LENGTH.</text:p>
      <text:p text:style-name="P42"><text:s text:c="11"/>PERFORM READ-FILE-MONSTERS VARYING WS-M-R-INDEX FROM 1 BY 1</text:p>
      <text:p text:style-name="P42"><text:s text:c="13"/>UNTIL WS-M-FS-EOF OR WS-M-R-INDEX &gt; WS-MAX-MONSTERS.</text:p>
      <text:p text:style-name="P42"><text:s text:c="6"/>******************************************************************</text:p>
      <text:p text:style-name="P42"><text:s text:c="7"/>READ-FILE-MONSTERS.</text:p>
      <text:p text:style-name="P42"><text:s text:c="11"/>READ MONSTERS-FILE INTO WS-MONSTERS-R(WS-M-R-INDEX)</text:p>
      <text:p text:style-name="P42"><text:s text:c="11"/>AT END</text:p>
      <text:p text:style-name="P42"><text:s text:c="15"/>SET WS-M-FS-EOF TO TRUE</text:p>
      <text:p text:style-name="P42"><text:s text:c="11"/>NOT AT END</text:p>
      <text:p text:style-name="P42"><text:s text:c="15"/>ADD 1 TO WS-M-R-LENGTH</text:p>
      <text:p text:style-name="P42"><text:s text:c="11"/>END-READ.</text:p>
      <text:p text:style-name="P42"><text:s text:c="6"/>******************************************************************</text:p>
      <text:p text:style-name="P42"><text:s text:c="7"/>ERROR-OPENING-MONSTERS.</text:p>
      <text:p text:style-name="P42"><text:s text:c="11"/>DISPLAY "["WS-GAME-NAME"] Fichero MONSTERS no disponible.".</text:p>
      <text:p text:style-name="P42"><text:s text:c="6"/>* == [INIT--WS-MONSTERS-R--CONTENT] ==========================END=</text:p>
      <text:p text:style-name="P42"><text:soft-page-break/></text:p>
      <text:p text:style-name="P42"><text:s text:c="6"/>******************************************************************</text:p>
      <text:p text:style-name="P42"><text:s text:c="7"/>DISPLAY-MOD-HEROES-MENU.</text:p>
      <text:p text:style-name="P42"><text:s text:c="11"/>MOVE WS-H-R-STRENGTH((WS-H-R-CURRENT)) TO WS-MHM-C-STRENGTH.</text:p>
      <text:p text:style-name="P42"><text:s text:c="11"/>MOVE WS-H-R-AGILITY(WS-H-R-CURRENT) TO WS-MHM-C-AGILITY.</text:p>
      <text:p text:style-name="P42"><text:s text:c="11"/>MOVE WS-H-R-LEVEL(WS-H-R-CURRENT) TO WS-MHM-C-LEVEL.</text:p>
      <text:p text:style-name="P42"><text:s text:c="11"/>MOVE WS-H-R-HP(WS-H-R-CURRENT) TO WS-MHM-C-HP.</text:p>
      <text:p text:style-name="P42"/>
      <text:p text:style-name="P42"><text:s text:c="11"/>PERFORM SET-MENU-ERROR.</text:p>
      <text:p text:style-name="P42"><text:s text:c="11"/>DISPLAY WS-MHM-TITLE LINE 1 COL 1.</text:p>
      <text:p text:style-name="P42"/>
      <text:p text:style-name="P42"><text:s text:c="11"/>COMPUTE WS-AUX-NUMBER = WS-MHM-TITLE-SHIFT.</text:p>
      <text:p text:style-name="P42"><text:s text:c="11"/>DISPLAY WS-MHM-CONTENT LINE WS-AUX-NUMBER COL 1.</text:p>
      <text:p text:style-name="P42"/>
      <text:p text:style-name="P42"><text:s text:c="11"/>COMPUTE WS-AUX-NUMBER = WS-MHM-TITLE-SHIFT + 4.</text:p>
      <text:p text:style-name="P42"><text:s text:c="11"/>DISPLAY WS-MHM-FOOTER LINE WS-AUX-NUMBER COL 1.</text:p>
      <text:p text:style-name="P42"/>
      <text:p text:style-name="P42"><text:s text:c="11"/>SET WS-RESET-VALID-OPTION TO TRUE</text:p>
      <text:p text:style-name="P42"><text:s text:c="11"/>ACCEPT WS-MHM-OPTION LINE WS-ICSP-1-LINE COL WS-ICSP-1-COL.</text:p>
      <text:p text:style-name="P42"/>
      <text:p text:style-name="P42"><text:s text:c="11"/>DISPLAY SS-CLEAR-SCREEN.</text:p>
      <text:p text:style-name="P42"/>
      <text:p text:style-name="P42"><text:s text:c="11"/>EVALUATE TRUE</text:p>
      <text:p text:style-name="P42"><text:s text:c="11"/>WHEN WS-MHM-OP-STRENGTH</text:p>
      <text:p text:style-name="P42"><text:s text:c="15"/>MOVE WS-H-R-STRENGTH(WS-H-R-CURRENT)</text:p>
      <text:p text:style-name="P42"><text:s text:c="17"/>TO WS-MHM-SEL-TIT-NEWVALUE</text:p>
      <text:p text:style-name="P42"/>
      <text:p text:style-name="P42"><text:s text:c="15"/>MOVE "Fuerza" TO WS-MHM-SEL-TIT-MODIFYING</text:p>
      <text:p text:style-name="P42"><text:s text:c="15"/>DISPLAY WS-MHM-SELECTION-TITLE LINE 1 COL 1</text:p>
      <text:p text:style-name="P42"/>
      <text:p text:style-name="P42"><text:s text:c="15"/>ACCEPT WS-H-R-STRENGTH(WS-H-R-CURRENT)</text:p>
      <text:p text:style-name="P42"><text:s text:c="17"/>LINE WS-ICSP-2-LINE COL WS-ICSP-2-COL</text:p>
      <text:p text:style-name="P42"><text:soft-page-break/><text:s text:c="11"/>WHEN WS-MHM-OP-AGILITY</text:p>
      <text:p text:style-name="P42"><text:s text:c="15"/>MOVE WS-H-R-AGILITY(WS-H-R-CURRENT)</text:p>
      <text:p text:style-name="P42"><text:s text:c="17"/>TO WS-MHM-SEL-TIT-NEWVALUE</text:p>
      <text:p text:style-name="P42"/>
      <text:p text:style-name="P42"><text:s text:c="15"/>MOVE "Agilidad" TO WS-MHM-SEL-TIT-MODIFYING</text:p>
      <text:p text:style-name="P42"><text:s text:c="15"/>DISPLAY WS-MHM-SELECTION-TITLE LINE 1 COL 1</text:p>
      <text:p text:style-name="P42"/>
      <text:p text:style-name="P42"><text:s text:c="15"/>ACCEPT WS-H-R-AGILITY(WS-H-R-CURRENT)</text:p>
      <text:p text:style-name="P42"><text:s text:c="17"/>LINE WS-ICSP-2-LINE COL WS-ICSP-2-COL</text:p>
      <text:p text:style-name="P42"><text:s text:c="11"/>WHEN WS-MHM-OP-LEVEL</text:p>
      <text:p text:style-name="P42"><text:s text:c="15"/>MOVE WS-H-R-LEVEL(WS-H-R-CURRENT)</text:p>
      <text:p text:style-name="P42"><text:s text:c="17"/>TO WS-MHM-SEL-TIT-NEWVALUE</text:p>
      <text:p text:style-name="P42"/>
      <text:p text:style-name="P42"><text:s text:c="15"/>MOVE "Nivel" TO WS-MHM-SEL-TIT-MODIFYING</text:p>
      <text:p text:style-name="P42"><text:s text:c="15"/>DISPLAY WS-MHM-SELECTION-TITLE LINE 1 COL 1</text:p>
      <text:p text:style-name="P42"/>
      <text:p text:style-name="P42"><text:s text:c="15"/>ACCEPT WS-H-R-LEVEL(WS-H-R-CURRENT)</text:p>
      <text:p text:style-name="P42"><text:s text:c="17"/>LINE WS-ICSP-2-LINE COL WS-ICSP-2-COL</text:p>
      <text:p text:style-name="P42"><text:s text:c="11"/>WHEN WS-MHM-OP-HP</text:p>
      <text:p text:style-name="P42"><text:s text:c="15"/>MOVE WS-H-R-HP(WS-H-R-CURRENT)</text:p>
      <text:p text:style-name="P42"><text:s text:c="17"/>TO WS-MHM-SEL-TIT-NEWVALUE</text:p>
      <text:p text:style-name="P42"/>
      <text:p text:style-name="P42"><text:s text:c="15"/>MOVE "Puntos Vida" TO WS-MHM-SEL-TIT-MODIFYING</text:p>
      <text:p text:style-name="P42"><text:s text:c="15"/>DISPLAY WS-MHM-SELECTION-TITLE LINE 1 COL 1</text:p>
      <text:p text:style-name="P42"/>
      <text:p text:style-name="P42"><text:s text:c="15"/>ACCEPT WS-H-R-HP(WS-H-R-CURRENT)</text:p>
      <text:p text:style-name="P42"><text:s text:c="17"/>LINE WS-ICSP-2-LINE COL WS-ICSP-2-COL</text:p>
      <text:p text:style-name="P42"><text:s text:c="11"/>WHEN OTHER</text:p>
      <text:p text:style-name="P42"><text:s text:c="15"/>SET WS-INVALID-OPTION TO TRUE</text:p>
      <text:p text:style-name="P42"><text:s text:c="11"/>END-EVALUATE</text:p>
      <text:p text:style-name="P42"><text:s text:c="11"/>DISPLAY SS-CLEAR-SCREEN.</text:p>
      <text:p text:style-name="P42"><text:s text:c="6"/>******************************************************************</text:p>
      <text:p text:style-name="P42"><text:soft-page-break/><text:s text:c="7"/>SET-MENU-ERROR.</text:p>
      <text:p text:style-name="P42"><text:s text:c="11"/>MOVE WS-VALID-OPTION TO WS-MHM-ERROR.</text:p>
      <text:p text:style-name="P42"><text:s text:c="6"/>*****************************************************************</text:p>
      <text:p text:style-name="P42"><text:s text:c="7"/>PAUSE.</text:p>
      <text:p text:style-name="P42"><text:s text:c="11"/>ACCEPT WS-PM-NOW-1-DATE FROM DATE.</text:p>
      <text:p text:style-name="P42"><text:s text:c="11"/>ACCEPT WS-PM-NOW-1-TIME FROM TIME.</text:p>
      <text:p text:style-name="P42"><text:s text:c="11"/>MOVE 0 TO WS-PM-WRK-ONE-DAY.</text:p>
      <text:p text:style-name="P42"><text:s text:c="11"/>PERFORM UNTIL WS-PM-DELTA-TIME &gt; 00000050</text:p>
      <text:p text:style-name="P42"><text:s text:c="15"/>ACCEPT WS-PM-NOW-2-DATE FROM DATE</text:p>
      <text:p text:style-name="P42"><text:s text:c="15"/>IF WS-PM-NOW-2-DATE &gt; WS-PM-NOW-1-DATE</text:p>
      <text:p text:style-name="P42"><text:s text:c="19"/>MOVE 24000000 TO WS-PM-WRK-ONE-DAY</text:p>
      <text:p text:style-name="P42"><text:s text:c="15"/>END-IF</text:p>
      <text:p text:style-name="P42"><text:s text:c="15"/>ACCEPT WS-PM-NOW-2-TIME FROM TIME</text:p>
      <text:p text:style-name="P42"><text:s text:c="15"/>COMPUTE WS-PM-DELTA-TIME = (WS-PM-NOW-2-TIME +</text:p>
      <text:p text:style-name="P42"><text:s text:c="15"/>WS-PM-WRK-ONE-DAY - WS-PM-NOW-1-TIME)</text:p>
      <text:p text:style-name="P42"><text:s text:c="11"/>END-PERFORM.</text:p>
      <text:p text:style-name="P42"><text:s text:c="11"/>PERFORM RESETEAR.</text:p>
      <text:p text:style-name="P42"><text:s text:c="6"/>******************************************************************</text:p>
      <text:p text:style-name="P42"><text:s text:c="7"/>RESETEAR.</text:p>
      <text:p text:style-name="P42"><text:s text:c="11"/>MOVE 0 TO WS-PM-DELTA-TIME.</text:p>
      <text:p text:style-name="P42"><text:s text:c="6"/>******************************************************************</text:p>
      <text:p text:style-name="P42"><text:s text:c="7"/>INI--WS-IMG-FIGHT.</text:p>
      <text:p text:style-name="P42"><text:s text:c="6"/>* TODO : Read from file</text:p>
      <text:p text:style-name="P42"><text:s text:c="11"/>MOVE " <text:s text:c="28"/>" TO WS-IMG-FIGHT-M(01).</text:p>
      <text:p text:style-name="P42"><text:s text:c="11"/>MOVE " <text:s text:c="7"/>/-/--\ <text:s text:c="14"/>" TO WS-IMG-FIGHT-M(02).</text:p>
      <text:p text:style-name="P42"><text:s text:c="11"/>MOVE " <text:s text:c="5"/>(@~@) <text:s text:c="2"/>)/\ <text:s text:c="11"/>" TO WS-IMG-FIGHT-M(03).</text:p>
      <text:p text:style-name="P42"><text:s text:c="11"/>MOVE " <text:s/>___/-- <text:s text:c="5"/>\ <text:s/>| <text:s text:c="10"/>" TO WS-IMG-FIGHT-M(04).</text:p>
      <text:p text:style-name="P42"><text:s text:c="11"/>MOVE " (oo)__ _ <text:s text:c="5"/>)_/ <text:s text:c="10"/>" TO WS-IMG-FIGHT-M(05).</text:p>
      <text:p text:style-name="P42"><text:s text:c="11"/>MOVE " <text:s/>^^___/ <text:s text:c="6"/>\ <text:s text:c="12"/>" TO WS-IMG-FIGHT-M(06).</text:p>
      <text:p text:style-name="P42"><text:s text:c="11"/>MOVE " <text:s text:c="7"/>\ <text:s text:c="6"/>|/-\ <text:s text:c="8"/>" TO WS-IMG-FIGHT-M(07).</text:p>
      <text:p text:style-name="P42"><text:s text:c="11"/>MOVE " <text:s text:c="8"/>( <text:s text:c="5"/>) <text:s text:c="2"/>| <text:s text:c="7"/>" TO WS-IMG-FIGHT-M(08).</text:p>
      <text:p text:style-name="P42"><text:s text:c="11"/>MOVE " <text:s text:c="8"/>| <text:s text:c="6"/>\_/ <text:s text:c="8"/>" TO WS-IMG-FIGHT-M(09).</text:p>
      <text:p text:style-name="P42"><text:soft-page-break/></text:p>
      <text:p text:style-name="P42"><text:s text:c="11"/>MOVE " <text:s text:c="10"/>_____ <text:s text:c="2"/>_____ <text:s text:c="4"/>" TO WS-IMG-FIGHT-S(01).</text:p>
      <text:p text:style-name="P42"><text:s text:c="11"/>MOVE " <text:s text:c="9"/>/ <text:s text:c="4"/>\ / <text:s text:c="4"/>\ <text:s text:c="3"/>" TO WS-IMG-FIGHT-S(02).</text:p>
      <text:p text:style-name="P42"><text:s text:c="11"/>MOVE " <text:s text:c="4"/>, <text:s text:c="2"/>| <text:s text:c="6"/>' <text:s text:c="6"/>| <text:s text:c="2"/>" TO WS-IMG-FIGHT-S(03).</text:p>
      <text:p text:style-name="P42"><text:s text:c="11"/>MOVE " <text:s text:c="4"/>I __L________ <text:s text:c="6"/>L__ " TO WS-IMG-FIGHT-S(04).</text:p>
      <text:p text:style-name="P42"><text:s text:c="11"/>MOVE "O====IE__________/ <text:s text:c="4"/>./___&gt;" TO WS-IMG-FIGHT-S(05).</text:p>
      <text:p text:style-name="P42"><text:s text:c="11"/>MOVE " <text:s text:c="4"/>I <text:s text:c="5"/>\. <text:s text:c="6"/>./ <text:s text:c="5"/>" TO WS-IMG-FIGHT-S(06).</text:p>
      <text:p text:style-name="P42"><text:s text:c="11"/>MOVE " <text:s text:c="4"/>` <text:s text:c="7"/>\. <text:s text:c="2"/>./ <text:s text:c="7"/>" TO WS-IMG-FIGHT-S(07).</text:p>
      <text:p text:style-name="P42"><text:s text:c="11"/>MOVE " <text:s text:c="15"/>\ / <text:s text:c="9"/>" TO WS-IMG-FIGHT-S(08).</text:p>
      <text:p text:style-name="P42"><text:s text:c="11"/>MOVE " <text:s text:c="16"/>' <text:s text:c="10"/>" TO WS-IMG-FIGHT-S(09).</text:p>
      <text:p text:style-name="P42"><text:s text:c="6"/>******************************************************************</text:p>
      <text:p text:style-name="P42"><text:s text:c="7"/>FIGHT-MONSTER-ANIMATION.</text:p>
      <text:p text:style-name="P42"><text:s text:c="11"/>PERFORM WS-MAX-ANIMATION-CYCLES TIMES</text:p>
      <text:p text:style-name="P42"><text:s text:c="15"/>MOVE WS-INI-IMG-LINE TO WS-IMG-FIGHT-LINE-I</text:p>
      <text:p text:style-name="P42"><text:s text:c="15"/>MOVE 1 TO <text:s/>WS-IMG-FIGHT-PHOTOGRAM</text:p>
      <text:p text:style-name="P42"><text:s text:c="15"/>PERFORM WS-MAX-IMG-FIGHT-LENGTH TIMES</text:p>
      <text:p text:style-name="P42"><text:s text:c="19"/>DISPLAY WS-IMG-FIGHT-M(WS-IMG-FIGHT-PHOTOGRAM)</text:p>
      <text:p text:style-name="P42"><text:s text:c="21"/>AT LINE WS-IMG-FIGHT-LINE-I COL 10</text:p>
      <text:p text:style-name="P42"><text:s text:c="19"/>ADD 1 TO WS-IMG-FIGHT-PHOTOGRAM</text:p>
      <text:p text:style-name="P42"><text:s text:c="19"/>ADD 1 TO WS-IMG-FIGHT-LINE-I</text:p>
      <text:p text:style-name="P42"><text:s text:c="15"/>END-PERFORM</text:p>
      <text:p text:style-name="P42"><text:s text:c="15"/>PERFORM PAUSE</text:p>
      <text:p text:style-name="P42"/>
      <text:p text:style-name="P42"><text:s text:c="15"/>MOVE WS-INI-IMG-LINE TO WS-IMG-FIGHT-LINE-I</text:p>
      <text:p text:style-name="P42"><text:s text:c="15"/>MOVE 1 TO WS-IMG-FIGHT-PHOTOGRAM</text:p>
      <text:p text:style-name="P42"><text:s text:c="15"/>PERFORM WS-MAX-IMG-FIGHT-LENGTH TIMES</text:p>
      <text:p text:style-name="P42"><text:s text:c="19"/>DISPLAY <text:s/>WS-IMG-FIGHT-S(WS-IMG-FIGHT-PHOTOGRAM)</text:p>
      <text:p text:style-name="P42"><text:s text:c="21"/>AT LINE WS-IMG-FIGHT-LINE-I COL 10</text:p>
      <text:p text:style-name="P42"><text:s text:c="19"/>ADD 1 TO WS-IMG-FIGHT-PHOTOGRAM</text:p>
      <text:p text:style-name="P42"><text:s text:c="19"/>ADD 1 TO WS-IMG-FIGHT-LINE-I</text:p>
      <text:p text:style-name="P42"><text:s text:c="15"/>END-PERFORM</text:p>
      <text:p text:style-name="P42"><text:s text:c="15"/>PERFORM PAUSE</text:p>
      <text:p text:style-name="P42"><text:soft-page-break/><text:s text:c="11"/>END-PERFORM.</text:p>
      <text:p text:style-name="P42"><text:s text:c="6"/>******************************************************************</text:p>
      <text:p text:style-name="P42"><text:s text:c="7"/>PRESS-KEY-TO-CONTINUE.</text:p>
      <text:p text:style-name="P42"><text:s text:c="11"/>DISPLAY "Pulsa INTRO para continuar ... "</text:p>
      <text:p text:style-name="P42"><text:s text:c="13"/>LINE 25 COL 1.</text:p>
      <text:p text:style-name="P42"><text:s text:c="11"/>ACCEPT WS-AUX-ALPHA</text:p>
      <text:p text:style-name="P42"><text:s text:c="13"/>LINE 25 COL 36.</text:p>
      <text:p text:style-name="P42"><text:s text:c="6"/>******************************************************************</text:p>
      <text:p text:style-name="P42"><text:s text:c="7"/>DISPLAY-INTRO.</text:p>
      <text:p text:style-name="P42"><text:s text:c="11"/>DISPLAY SS-TITLE-1.</text:p>
      <text:p text:style-name="P42"><text:s text:c="11"/>PERFORM PAUSE.</text:p>
      <text:p text:style-name="P42"><text:s text:c="11"/>DISPLAY SS-TITLE-2.</text:p>
      <text:p text:style-name="P42"><text:s text:c="11"/>PERFORM PAUSE.</text:p>
      <text:p text:style-name="P42"><text:s text:c="11"/>DISPLAY SS-TITLE-3.</text:p>
      <text:p text:style-name="P42"><text:s text:c="11"/>PERFORM PAUSE.</text:p>
      <text:p text:style-name="P42"><text:s text:c="11"/>DISPLAY SS-TITLE-4.</text:p>
      <text:p text:style-name="P42"><text:s text:c="11"/>ACCEPT SS-INTRO.</text:p>
      <text:p text:style-name="P42"><text:s text:c="11"/>DISPLAY SS-CLEAR-SCREEN.</text:p>
      <text:p text:style-name="P42"><text:s text:c="6"/>******************************************************************</text:p>
      <text:p text:style-name="P42"><text:s text:c="7"/>DISPLAY-CREDITS-MOVE.</text:p>
      <text:p text:style-name="P42"><text:s text:c="11"/>DISPLAY SS-CLEAR-SCREEN.</text:p>
      <text:p text:style-name="P42"><text:s text:c="11"/>PERFORM VARYING WS-C-POS FROM 1 BY 1</text:p>
      <text:p text:style-name="P42"><text:s text:c="13"/>UNTIL WS-C-POS &gt; WS-MAX-ARR</text:p>
      <text:p text:style-name="P42"><text:s text:c="15"/>MOVE WS-SCREEN-LINE-POS TO WS-C-SCREEN-LINE</text:p>
      <text:p text:style-name="P42"><text:s text:c="15"/>PERFORM VARYING WS-C-I FROM WS-C-POS BY 1</text:p>
      <text:p text:style-name="P42"><text:s text:c="17"/>UNTIL WS-C-I &gt; WS-MAX-ARR</text:p>
      <text:p text:style-name="P42"><text:s text:c="19"/>DISPLAY WS-C-ARR(WS-C-I) LINE WS-C-SCREEN-LINE COL 25</text:p>
      <text:p text:style-name="P42"><text:s text:c="19"/>ADD 1 TO WS-C-SCREEN-LINE</text:p>
      <text:p text:style-name="P42"><text:s text:c="15"/>END-PERFORM</text:p>
      <text:p text:style-name="P42"><text:s text:c="15"/>COMPUTE WS-C-FINAL-POS = WS-C-POS - 1</text:p>
      <text:p text:style-name="P42"><text:s text:c="15"/>PERFORM VARYING WS-C-I FROM 1 BY 1</text:p>
      <text:p text:style-name="P42"><text:s text:c="17"/>UNTIL WS-C-I &gt; WS-C-FINAL-POS</text:p>
      <text:p text:style-name="P42"><text:soft-page-break/><text:s text:c="19"/>DISPLAY " <text:s text:c="42"/>"</text:p>
      <text:p text:style-name="P42"><text:s text:c="19"/>LINE WS-C-SCREEN-LINE COL 25</text:p>
      <text:p text:style-name="P42"><text:s text:c="19"/>ADD 1 TO WS-C-SCREEN-LINE</text:p>
      <text:p text:style-name="P42"><text:s text:c="15"/>END-PERFORM</text:p>
      <text:p text:style-name="P42"><text:s text:c="15"/>PERFORM PAUSE</text:p>
      <text:p text:style-name="P42"><text:s text:c="11"/>END-PERFORM.</text:p>
      <text:p text:style-name="P42"><text:s text:c="6"/>******************************************************************</text:p>
      <text:p text:style-name="P42"><text:s text:c="7"/>WIN.</text:p>
      <text:p text:style-name="P42"><text:s text:c="11"/>DISPLAY SS-CLEAR-SCREEN.</text:p>
      <text:p text:style-name="P42"><text:s text:c="6"/>*****YOU</text:p>
      <text:p text:style-name="P42"><text:s text:c="11"/>DISPLAY</text:p>
      <text:p text:style-name="P42"><text:s text:c="11"/>"8b <text:s text:c="7"/>d8 <text:s/>ad8888ba <text:s text:c="3"/>88 <text:s text:c="7"/>88"</text:p>
      <text:p text:style-name="P42"><text:s text:c="11"/>AT LINE 2 COL 10.</text:p>
      <text:p text:style-name="P42"><text:s text:c="11"/>DISPLAY</text:p>
      <text:p text:style-name="P42"><text:s text:c="11"/>" Y8 <text:s text:c="5"/>8P d8b <text:s text:c="5"/>d8b <text:s/>88 <text:s text:c="7"/>88"</text:p>
      <text:p text:style-name="P42"><text:s text:c="11"/>AT LINE 3 COL 10.</text:p>
      <text:p text:style-name="P42"><text:s text:c="11"/>DISPLAY</text:p>
      <text:p text:style-name="P42"><text:s text:c="11"/>" <text:s/>Y8 <text:s text:c="3"/>8P d8 <text:s text:c="9"/>8b 88 <text:s text:c="7"/>88"</text:p>
      <text:p text:style-name="P42"><text:s text:c="11"/>AT LINE 4 COL 10.</text:p>
      <text:p text:style-name="P42"><text:s text:c="11"/>DISPLAY</text:p>
      <text:p text:style-name="P42"><text:s text:c="11"/>" <text:s text:c="2"/>8aaaa8 <text:s/>88 <text:s text:c="9"/>88 88 <text:s text:c="7"/>88"</text:p>
      <text:p text:style-name="P42"><text:s text:c="11"/>AT LINE 5 COL 10.</text:p>
      <text:p text:style-name="P42"><text:s text:c="11"/>DISPLAY</text:p>
      <text:p text:style-name="P42"><text:s text:c="11"/>" <text:s text:c="4"/>88 <text:s text:c="3"/>88 <text:s text:c="9"/>88 88 <text:s text:c="7"/>88"</text:p>
      <text:p text:style-name="P42"><text:s text:c="11"/>AT LINE 6 COL 10.</text:p>
      <text:p text:style-name="P42"><text:s text:c="11"/>DISPLAY</text:p>
      <text:p text:style-name="P42"><text:s text:c="11"/>" <text:s text:c="4"/>88 <text:s text:c="3"/>Y8 <text:s text:c="9"/>8P 88 <text:s text:c="7"/>88"</text:p>
      <text:p text:style-name="P42"><text:s text:c="11"/>AT LINE 7 COL 10.</text:p>
      <text:p text:style-name="P42"><text:s text:c="11"/>DISPLAY</text:p>
      <text:p text:style-name="P42"><text:s text:c="11"/>" <text:s text:c="4"/>88 <text:s text:c="4"/>Y8a <text:s text:c="5"/>a8P <text:s/>Y8a <text:s text:c="5"/>a8P"</text:p>
      <text:p text:style-name="P42"><text:s text:c="11"/>AT LINE 8 COL 10.</text:p>
      <text:p text:style-name="P42"><text:s text:c="11"/>DISPLAY</text:p>
      <text:p text:style-name="P42"><text:soft-page-break/><text:s text:c="11"/>" <text:s text:c="4"/>88 <text:s text:c="6"/>Y888888Y <text:s text:c="5"/>Y888888Y"</text:p>
      <text:p text:style-name="P42"><text:s text:c="11"/>AT LINE 9 COL 10.</text:p>
      <text:p text:style-name="P42"><text:s text:c="6"/>*****WIN!</text:p>
      <text:p text:style-name="P42"><text:s text:c="11"/>DISPLAY</text:p>
      <text:p text:style-name="P42"><text:s text:c="11"/>"I8 <text:s text:c="8"/>8 <text:s text:c="8"/>8I 88 888b <text:s text:c="5"/>88 <text:s text:c="6"/>88"</text:p>
      <text:p text:style-name="P42"><text:s text:c="11"/>AT LINE 12 COL 13.</text:p>
      <text:p text:style-name="P42"><text:s text:c="11"/>DISPLAY</text:p>
      <text:p text:style-name="P42"><text:s text:c="11"/>" 8b <text:s text:c="6"/>d8b <text:s text:c="6"/>d8 <text:s/>88 8888b <text:s text:c="4"/>88 <text:s text:c="6"/>88"</text:p>
      <text:p text:style-name="P42"><text:s text:c="11"/>AT LINE 13 COL 13.</text:p>
      <text:p text:style-name="P42"><text:s text:c="11"/>DISPLAY</text:p>
      <text:p text:style-name="P42"><text:s text:c="11"/>" <text:s/>8 <text:s text:c="6"/>8 8 <text:s text:c="6"/>8 <text:s text:c="2"/>88 88 <text:s/>8b <text:s text:c="3"/>88 <text:s text:c="6"/>88"</text:p>
      <text:p text:style-name="P42"><text:s text:c="11"/>AT LINE 14 COL 13.</text:p>
      <text:p text:style-name="P42"><text:s text:c="11"/>DISPLAY</text:p>
      <text:p text:style-name="P42"><text:s text:c="11"/>" <text:s/>Y8 <text:s text:c="4"/>8P Y8 <text:s text:c="4"/>8P <text:s text:c="2"/>88 88 <text:s text:c="2"/>8b <text:s text:c="2"/>88 <text:s text:c="6"/>88"</text:p>
      <text:p text:style-name="P42"><text:s text:c="11"/>AT LINE 15 COL 13.</text:p>
      <text:p text:style-name="P42"><text:s text:c="11"/>DISPLAY</text:p>
      <text:p text:style-name="P42"><text:s text:c="11"/>" <text:s text:c="2"/>8b <text:s text:c="2"/>d8 <text:s text:c="2"/>8b <text:s text:c="2"/>d8 <text:s text:c="3"/>88 88 <text:s text:c="3"/>8b <text:s/>88 <text:s text:c="6"/>88"</text:p>
      <text:p text:style-name="P42"><text:s text:c="11"/>AT LINE 16 COL 13.</text:p>
      <text:p text:style-name="P42"><text:s text:c="11"/>DISPLAY</text:p>
      <text:p text:style-name="P42"><text:s text:c="11"/>" <text:s text:c="3"/>8a a8 <text:s text:c="4"/>8a a8 <text:s text:c="4"/>88 88 <text:s text:c="4"/>8b 88"</text:p>
      <text:p text:style-name="P42"><text:s text:c="11"/>AT LINE 17 COL 13.</text:p>
      <text:p text:style-name="P42"><text:s text:c="11"/>DISPLAY</text:p>
      <text:p text:style-name="P42"><text:s text:c="11"/>" <text:s text:c="4"/>8a8 <text:s text:c="6"/>8a8 <text:s text:c="5"/>88 88 <text:s text:c="5"/>8888 <text:s text:c="6"/>aa"</text:p>
      <text:p text:style-name="P42"><text:s text:c="11"/>AT LINE 18 COL 13.</text:p>
      <text:p text:style-name="P42"><text:s text:c="11"/>DISPLAY</text:p>
      <text:p text:style-name="P42"><text:s text:c="11"/>" <text:s text:c="5"/>8 <text:s text:c="8"/>8 <text:s text:c="6"/>88 88 <text:s text:c="6"/>888 <text:s text:c="6"/>88"</text:p>
      <text:p text:style-name="P42"><text:s text:c="11"/>AT LINE 19 COL 13.</text:p>
      <text:p text:style-name="P42"><text:s text:c="11"/>DISPLAY "HAS GANADO!"</text:p>
      <text:p text:style-name="P42"><text:s text:c="11"/>AT LINE 22 COL 35.</text:p>
      <text:p text:style-name="P42"><text:s text:c="11"/>PERFORM PRESS-KEY-TO-CONTINUE.</text:p>
      <text:p text:style-name="P42"><text:s text:c="11"/>DISPLAY SS-CLEAR-SCREEN.</text:p>
      <text:p text:style-name="P42"><text:s text:c="6"/>******************************************************************</text:p>
      <text:p text:style-name="P42"><text:soft-page-break/><text:s text:c="7"/>LOSE.</text:p>
      <text:p text:style-name="P42"><text:s text:c="11"/>DISPLAY SS-CLEAR-SCREEN.</text:p>
      <text:p text:style-name="P42"><text:s text:c="6"/>*****GAME</text:p>
      <text:p text:style-name="P42"><text:s text:c="11"/>DISPLAY</text:p>
      <text:p text:style-name="P42"><text:s text:c="11"/>" <text:s/>ad8888ba <text:s text:c="9"/>db <text:s text:c="7"/>88b <text:s text:c="10"/>d88 88888888888"</text:p>
      <text:p text:style-name="P42"><text:s text:c="11"/>AT LINE 2 COL 10.</text:p>
      <text:p text:style-name="P42"><text:s text:c="11"/>DISPLAY</text:p>
      <text:p text:style-name="P42"><text:s text:c="11"/>" d8 <text:s text:c="5"/>8b <text:s text:c="7"/>d88b <text:s text:c="6"/>888b <text:s text:c="8"/>d888 88"</text:p>
      <text:p text:style-name="P42"><text:s text:c="11"/>AT LINE 3 COL 10.</text:p>
      <text:p text:style-name="P42"><text:s text:c="11"/>DISPLAY</text:p>
      <text:p text:style-name="P42"><text:s text:c="11"/>"d8 <text:s text:c="15"/>d8 <text:s/>8b <text:s text:c="5"/>88 8b <text:s text:c="6"/>d8 88 88"</text:p>
      <text:p text:style-name="P42"><text:s text:c="11"/>AT LINE 4 COL 10.</text:p>
      <text:p text:style-name="P42"><text:s text:c="11"/>DISPLAY</text:p>
      <text:p text:style-name="P42"><text:s text:c="11"/>"88 <text:s text:c="14"/>d8 <text:s text:c="3"/>8b <text:s text:c="4"/>88 <text:s/>8b <text:s text:c="4"/>d8 <text:s/>88 88aaaaa"</text:p>
      <text:p text:style-name="P42"><text:s text:c="11"/>AT LINE 5 COL 10.</text:p>
      <text:p text:style-name="P42"><text:s text:c="11"/>DISPLAY</text:p>
      <text:p text:style-name="P42"><text:s text:c="11"/>"88 <text:s text:c="5"/>88888 <text:s text:c="2"/>d8YaaaaY8b <text:s text:c="3"/>88 <text:s text:c="2"/>8b <text:s text:c="2"/>d8 <text:s text:c="2"/>88 88"</text:p>
      <text:p text:style-name="P42"><text:s text:c="11"/>AT LINE 6 COL 10.</text:p>
      <text:p text:style-name="P42"><text:s text:c="11"/>DISPLAY</text:p>
      <text:p text:style-name="P42"><text:s text:c="11"/>"Y8 <text:s text:c="8"/>88 <text:s/>d8 <text:s text:c="7"/>8b <text:s text:c="2"/>88 <text:s text:c="3"/>8b d8 <text:s text:c="3"/>88 88"</text:p>
      <text:p text:style-name="P42"><text:s text:c="11"/>AT LINE 7 COL 10.</text:p>
      <text:p text:style-name="P42"><text:s text:c="11"/>DISPLAY</text:p>
      <text:p text:style-name="P42"><text:s text:c="11"/>" Y8a <text:s text:c="5"/>a88 d8 <text:s text:c="9"/>8b <text:s/>88 <text:s text:c="4"/>888 <text:s text:c="4"/>88 88"</text:p>
      <text:p text:style-name="P42"><text:s text:c="11"/>AT LINE 8 COL 10.</text:p>
      <text:p text:style-name="P42"><text:s text:c="11"/>DISPLAY</text:p>
      <text:p text:style-name="P42"><text:s text:c="11"/>" <text:s/>Y88888888P <text:s/>d8 <text:s text:c="9"/>8b <text:s/>88 <text:s text:c="5"/>8 <text:s text:c="5"/>88 88888888888"</text:p>
      <text:p text:style-name="P42"><text:s text:c="11"/>AT LINE 9 COL 10.</text:p>
      <text:p text:style-name="P42"><text:s text:c="6"/>*****OVER</text:p>
      <text:p text:style-name="P42"><text:s text:c="11"/>DISPLAY</text:p>
      <text:p text:style-name="P42"><text:s text:c="11"/>" <text:s/>ad8888ba <text:s/>8b <text:s text:c="10"/>d8 88888888888 88888888ba"</text:p>
      <text:p text:style-name="P42"><text:s text:c="11"/>AT LINE 12 COL 13.</text:p>
      <text:p text:style-name="P42"><text:s text:c="11"/>DISPLAY</text:p>
      <text:p text:style-name="P42"><text:soft-page-break/><text:s text:c="11"/>" d8 <text:s text:c="5"/>8b <text:s/>8b <text:s text:c="8"/>d8 <text:s/>88 <text:s text:c="9"/>88 <text:s text:c="6"/>8b"</text:p>
      <text:p text:style-name="P42"><text:s text:c="11"/>AT LINE 13 COL 13.</text:p>
      <text:p text:style-name="P42"><text:s text:c="11"/>DISPLAY</text:p>
      <text:p text:style-name="P42"><text:s text:c="11"/>"d8 <text:s text:c="7"/>8b <text:s/>8b <text:s text:c="6"/>d8 <text:s text:c="2"/>88 <text:s text:c="9"/>88 <text:s text:c="6"/>8P"</text:p>
      <text:p text:style-name="P42"><text:s text:c="11"/>AT LINE 14 COL 13.</text:p>
      <text:p text:style-name="P42"><text:s text:c="11"/>DISPLAY</text:p>
      <text:p text:style-name="P42"><text:s text:c="11"/>"88 <text:s text:c="7"/>88 <text:s text:c="2"/>8b <text:s text:c="4"/>d8 <text:s text:c="3"/>88aaaaa <text:s text:c="4"/>88aaaaaa8P"</text:p>
      <text:p text:style-name="P42"><text:s text:c="11"/>AT LINE 15 COL 13.</text:p>
      <text:p text:style-name="P42"><text:s text:c="11"/>DISPLAY</text:p>
      <text:p text:style-name="P42"><text:s text:c="11"/>"88 <text:s text:c="7"/>88 <text:s text:c="3"/>8b <text:s text:c="2"/>d8 <text:s text:c="4"/>88 <text:s text:c="9"/>88 <text:s text:c="3"/>88"</text:p>
      <text:p text:style-name="P42"><text:s text:c="11"/>AT LINE 16 COL 13.</text:p>
      <text:p text:style-name="P42"><text:s text:c="11"/>DISPLAY</text:p>
      <text:p text:style-name="P42"><text:s text:c="11"/>"Y8 <text:s text:c="7"/>8P <text:s text:c="4"/>8b d8 <text:s text:c="5"/>88 <text:s text:c="9"/>88 <text:s text:c="4"/>8b"</text:p>
      <text:p text:style-name="P42"><text:s text:c="11"/>AT LINE 17 COL 13.</text:p>
      <text:p text:style-name="P42"><text:s text:c="11"/>DISPLAY</text:p>
      <text:p text:style-name="P42"><text:s text:c="11"/>" Y8a <text:s text:c="4"/>a8P <text:s text:c="5"/>888 <text:s text:c="6"/>88 <text:s text:c="9"/>88 <text:s text:c="5"/>8b"</text:p>
      <text:p text:style-name="P42"><text:s text:c="11"/>AT LINE 18 COL 13.</text:p>
      <text:p text:style-name="P42"><text:s text:c="11"/>DISPLAY</text:p>
      <text:p text:style-name="P42"><text:s text:c="11"/>" <text:s/>Y8888888Y <text:s text:c="7"/>8 <text:s text:c="7"/>88888888888 88 <text:s text:c="6"/>8b"</text:p>
      <text:p text:style-name="P42"><text:s text:c="11"/>AT LINE 19 COL 13.</text:p>
      <text:p text:style-name="P42"><text:s text:c="11"/>DISPLAY "HAS PERDIDO!"</text:p>
      <text:p text:style-name="P42"><text:s text:c="11"/>AT LINE 22 COL 35.</text:p>
      <text:p text:style-name="P42"><text:s text:c="11"/>PERFORM PRESS-KEY-TO-CONTINUE.</text:p>
      <text:p text:style-name="P42"><text:s text:c="11"/>DISPLAY SS-CLEAR-SCREEN.</text:p>
      <text:p text:style-name="P42"><text:s text:c="6"/>******************************************************************</text:p>
      <text:p text:style-name="P42"><text:s text:c="7"/>INI-CREDITS-ARRAY.</text:p>
      <text:p text:style-name="P42"><text:s text:c="11"/>MOVE " <text:s text:c="7"/>ORIGINAL CONCEPT <text:s text:c="8"/>" TO WS-C-ARR(40).</text:p>
      <text:p text:style-name="P42"><text:s text:c="11"/>MOVE " <text:s text:c="7"/>---------------- <text:s text:c="8"/>" TO WS-C-ARR(41).</text:p>
      <text:p text:style-name="P42"><text:s text:c="11"/>MOVE " <text:s text:c="7"/>Albert Llaurado <text:s text:c="9"/>" TO WS-C-ARR(42).</text:p>
      <text:p text:style-name="P42"><text:s text:c="11"/>MOVE " <text:s text:c="32"/>" TO WS-C-ARR(43).</text:p>
      <text:p text:style-name="P42"><text:s text:c="11"/>MOVE " <text:s text:c="10"/>DESIGNERS <text:s text:c="12"/>" TO WS-C-ARR(44).</text:p>
      <text:p text:style-name="P42"><text:s text:c="11"/>MOVE " <text:s text:c="10"/>--------- <text:s text:c="12"/>" TO WS-C-ARR(45).</text:p>
      <text:p text:style-name="P42"><text:soft-page-break/><text:s text:c="11"/>MOVE " <text:s text:c="6"/>Juan Ramon Espuny <text:s text:c="8"/>" TO WS-C-ARR(46).</text:p>
      <text:p text:style-name="P42"><text:s text:c="11"/>MOVE " <text:s text:c="6"/>Juan Jose Sanchez <text:s text:c="8"/>" TO WS-C-ARR(47).</text:p>
      <text:p text:style-name="P42"><text:s text:c="11"/>MOVE " <text:s text:c="32"/>" TO WS-C-ARR(48).</text:p>
      <text:p text:style-name="P42"><text:s text:c="11"/>MOVE " <text:s text:c="3"/>LEVEL / SCENARIO DESIGN <text:s text:c="5"/>" TO WS-C-ARR(49).</text:p>
      <text:p text:style-name="P42"><text:s text:c="11"/>MOVE " <text:s text:c="3"/>----------------------- <text:s text:c="5"/>" TO WS-C-ARR(50).</text:p>
      <text:p text:style-name="P42"><text:s text:c="11"/>MOVE " <text:s text:c="6"/>Juan Jose Sanchez <text:s text:c="8"/>" TO WS-C-ARR(51).</text:p>
      <text:p text:style-name="P42"><text:s text:c="11"/>MOVE " <text:s text:c="6"/>Juan Ramon Espuny <text:s text:c="8"/>" TO WS-C-ARR(52).</text:p>
      <text:p text:style-name="P42"><text:s text:c="11"/>MOVE " <text:s text:c="32"/>" TO WS-C-ARR(53).</text:p>
      <text:p text:style-name="P42"><text:s text:c="11"/>MOVE " <text:s text:c="9"/>PROGRAMMING <text:s text:c="11"/>" TO WS-C-ARR(54).</text:p>
      <text:p text:style-name="P42"><text:s text:c="11"/>MOVE " <text:s text:c="9"/>----------- <text:s text:c="11"/>" TO WS-C-ARR(55).</text:p>
      <text:p text:style-name="P42"><text:s text:c="11"/>MOVE " <text:s text:c="6"/>Juan Jose Sanchez <text:s text:c="8"/>" TO WS-C-ARR(56).</text:p>
      <text:p text:style-name="P42"><text:s text:c="11"/>MOVE " <text:s text:c="6"/>Juan Ramon Espuny <text:s text:c="8"/>" TO WS-C-ARR(57).</text:p>
      <text:p text:style-name="P42"><text:s text:c="11"/>MOVE " <text:s text:c="32"/>" TO WS-C-ARR(58).</text:p>
      <text:p text:style-name="P42"><text:s text:c="11"/>MOVE " <text:s text:c="3"/>LEVEL / SCENARIO DESIGN <text:s text:c="5"/>" TO WS-C-ARR(59).</text:p>
      <text:p text:style-name="P42"><text:s text:c="11"/>MOVE " <text:s text:c="3"/>----------------------- <text:s text:c="5"/>" TO WS-C-ARR(60).</text:p>
      <text:p text:style-name="P42"><text:s text:c="11"/>MOVE " <text:s text:c="6"/>Lead Programming: <text:s text:c="8"/>" TO WS-C-ARR(61).</text:p>
      <text:p text:style-name="P42"><text:s text:c="11"/>MOVE " <text:s text:c="6"/>Juan Ramon Espuny <text:s text:c="8"/>" TO WS-C-ARR(62).</text:p>
      <text:p text:style-name="P42"><text:s text:c="11"/>MOVE " <text:s text:c="4"/>Additional Programming: <text:s text:c="4"/>" TO WS-C-ARR(63).</text:p>
      <text:p text:style-name="P42"><text:s text:c="11"/>MOVE " <text:s text:c="6"/>Juan Jose Sanchez <text:s text:c="8"/>" TO WS-C-ARR(64).</text:p>
      <text:p text:style-name="P42"><text:s text:c="11"/>MOVE " <text:s text:c="32"/>" TO WS-C-ARR(65).</text:p>
      <text:p text:style-name="P42"><text:s text:c="11"/>MOVE "GAME ENGINE / DEVELOPMENT SYSTEM " TO WS-C-ARR(66).</text:p>
      <text:p text:style-name="P42"><text:s text:c="11"/>MOVE "-------------------------------- " TO WS-C-ARR(67).</text:p>
      <text:p text:style-name="P42"><text:s text:c="11"/>MOVE " <text:s text:c="8"/>OpenCobol IDE <text:s text:c="10"/>" TO WS-C-ARR(68).</text:p>
      <text:p text:style-name="P42"><text:s text:c="11"/>MOVE " <text:s text:c="32"/>" TO WS-C-ARR(69).</text:p>
      <text:p text:style-name="P42"><text:s text:c="11"/>MOVE " <text:s text:c="5"/>GRAPHICS PROGRAMMING <text:s text:c="6"/>" TO WS-C-ARR(70).</text:p>
      <text:p text:style-name="P42"><text:s text:c="11"/>MOVE " <text:s text:c="3"/>----------------------- <text:s text:c="5"/>" TO WS-C-ARR(71).</text:p>
      <text:p text:style-name="P42"><text:s text:c="11"/>MOVE " <text:s text:c="6"/>Juan Jose Sanchez <text:s text:c="8"/>" TO WS-C-ARR(72).</text:p>
      <text:p text:style-name="P42"><text:s text:c="11"/>MOVE " <text:s text:c="6"/>Juan Ramon Espuny <text:s text:c="8"/>" TO WS-C-ARR(73).</text:p>
      <text:p text:style-name="P42"><text:s text:c="11"/>MOVE " <text:s text:c="32"/>" TO WS-C-ARR(74).</text:p>
      <text:p text:style-name="P42"><text:s text:c="11"/>MOVE " <text:s text:c="6"/>SOUND PROGRAMMING <text:s text:c="8"/>" TO WS-C-ARR(75).</text:p>
      <text:p text:style-name="P42"><text:s text:c="11"/>MOVE " <text:s text:c="3"/>----------------------- <text:s text:c="5"/>" TO WS-C-ARR(76).</text:p>
      <text:p text:style-name="P42"><text:s text:c="11"/>MOVE " <text:s text:c="6"/>Juan Jose Sanchez <text:s text:c="8"/>" TO WS-C-ARR(77).</text:p>
      <text:p text:style-name="P42"><text:soft-page-break/><text:s text:c="11"/>MOVE " <text:s text:c="32"/>" TO WS-C-ARR(78).</text:p>
      <text:p text:style-name="P42"><text:s text:c="11"/>MOVE " <text:s text:c="32"/>" TO WS-C-ARR(79).</text:p>
      <text:p text:style-name="P42"><text:s text:c="11"/>MOVE " <text:s text:c="5"/>Thanks for playing! <text:s text:c="7"/>" TO WS-C-ARR(80).</text:p>
      <text:p text:style-name="P42"><text:s text:c="11"/>MOVE " <text:s text:c="32"/>" TO WS-C-ARR(81).</text:p>
      <text:p text:style-name="P42"><text:s text:c="11"/>MOVE " <text:s text:c="32"/>" TO WS-C-ARR(82).</text:p>
      <text:p text:style-name="P42"><text:s text:c="11"/>MOVE "Special Thanks to Albert Llaurado" TO WS-C-ARR(83).</text:p>
      <text:p text:style-name="P42"><text:s text:c="6"/>******************************************************************</text:p>
      <text:p text:style-name="P42"><text:s text:c="7"/>STOP-RUN.</text:p>
      <text:p text:style-name="P42"><text:s text:c="11"/>STOP RUN.</text:p>
      <text:p text:style-name="P42"><text:s text:c="7"/>END PROGRAM DUNGCRWL.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29" text:outline-level="1"><text:bookmark-start text:name="__RefHeading___Toc1274_1268032709"/><text:soft-page-break/><text:span text:style-name="T14">6. </text:span>Conclusión<text:bookmark-end text:name="__RefHeading___Toc1274_1268032709"/></text:h>
      <text:p text:style-name="P21"/>
      <text:p text:style-name="P25">Ha quedado un buen proyecto y una buena experiencia de trabajo, con este proyecto. Al final, todo se resume en una buena cooperación por cada miembro del equipo y la diversa creatividad de cada uno.</text:p>
      <text:p text:style-name="P24">Hemos usado Git, para poder dividirnos las tareas y después poder juntarlo todo en uno. Como se ha visto anteriormente, hemos usado GitHub como repositorio para subir el proyecto y poder distribuirnos las tareas de una forma más cómo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align="justify" style:justify-single-word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51f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9.864cm" svg:y="-0.714cm" svg:width="7.17cm" svg:height="1.64cm" draw:z-index="37"><draw:image xlink:href="Pictures/100002010000010F0000003E64748D7174916569.png" xlink:type="simple" xlink:show="embed" xlink:actuate="onLoad"/></draw:frame></text:p>
      </style:header>
      <style:footer>
        <text:p text:style-name="MP1"><text:span text:style-name="MT1">Pág. </text:span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1:59:58.291000000</meta:creation-date>
    <dc:date>2018-02-13T13:54:13.102000000</dc:date>
    <meta:editing-duration>PT49M17S</meta:editing-duration>
    <meta:editing-cycles>27</meta:editing-cycles>
    <meta:generator>LibreOffice/5.0.4.2$Windows_X86_64 LibreOffice_project/2b9802c1994aa0b7dc6079e128979269cf95bc78</meta:generator>
    <meta:document-statistic meta:table-count="0" meta:image-count="2" meta:object-count="0" meta:page-count="38" meta:paragraph-count="956" meta:word-count="4216" meta:character-count="45146" meta:non-whitespace-character-count="26346"/>
  </office:meta>
</office:document-meta>
</file>